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Light" svg:font-family="'Ubuntu Light'"/>
    <style:font-face style:name="Ubuntu Medium" svg:font-family="'Ubuntu Medium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240544" officeooo:paragraph-rsid="001c4405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officeooo:rsid="001c4405" officeooo:paragraph-rsid="001c4405" style:font-size-asian="16pt" style:font-size-complex="16pt"/>
    </style:style>
    <style:style style:name="P4" style:family="paragraph" style:parent-style-name="Standard">
      <style:text-properties fo:font-size="16pt" officeooo:rsid="001c4405" officeooo:paragraph-rsid="0037662c" style:font-size-asian="16pt" style:font-size-complex="16pt"/>
    </style:style>
    <style:style style:name="P5" style:family="paragraph" style:parent-style-name="Standard">
      <style:paragraph-properties fo:break-before="page"/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6" style:family="paragraph" style:parent-style-name="Standard">
      <style:paragraph-properties fo:break-before="page"/>
      <style:text-properties fo:font-size="16pt" officeooo:rsid="001c4405" officeooo:paragraph-rsid="001c4405" style:font-size-asian="16pt" style:font-size-complex="16pt"/>
    </style:style>
    <style:style style:name="P7" style:family="paragraph" style:parent-style-name="Standard" style:list-style-name="L1">
      <style:text-properties fo:font-size="16pt" officeooo:rsid="001c4405" officeooo:paragraph-rsid="001c4405" style:font-size-asian="16pt" style:font-size-complex="16pt"/>
    </style:style>
    <style:style style:name="P8" style:family="paragraph" style:parent-style-name="Standard" style:list-style-name="L1">
      <style:text-properties fo:font-size="16pt" officeooo:rsid="001c4405" officeooo:paragraph-rsid="00257309" style:font-size-asian="16pt" style:font-size-complex="16pt"/>
    </style:style>
    <style:style style:name="P9" style:family="paragraph" style:parent-style-name="Standard" style:list-style-name="L2">
      <style:text-properties fo:font-size="16pt" officeooo:rsid="001c4405" officeooo:paragraph-rsid="00275ebd" style:font-size-asian="16pt" style:font-size-complex="16pt"/>
    </style:style>
    <style:style style:name="P10" style:family="paragraph" style:parent-style-name="Standard" style:list-style-name="L3">
      <style:text-properties fo:font-size="16pt" officeooo:rsid="001c4405" officeooo:paragraph-rsid="001c4405" style:font-size-asian="16pt" style:font-size-complex="16pt"/>
    </style:style>
    <style:style style:name="P11" style:family="paragraph" style:parent-style-name="Standard" style:list-style-name="L3">
      <style:text-properties fo:font-size="16pt" officeooo:rsid="001c4405" officeooo:paragraph-rsid="00352dd2" style:font-size-asian="16pt" style:font-size-complex="16pt"/>
    </style:style>
    <style:style style:name="P12" style:family="paragraph" style:parent-style-name="Standard" style:list-style-name="L4">
      <style:text-properties fo:font-size="16pt" officeooo:rsid="001c4405" officeooo:paragraph-rsid="001c4405" style:font-size-asian="16pt" style:font-size-complex="16pt"/>
    </style:style>
    <style:style style:name="P13" style:family="paragraph" style:parent-style-name="Standard" style:list-style-name="L4">
      <style:text-properties fo:font-size="16pt" officeooo:rsid="001c4405" officeooo:paragraph-rsid="009849d4" style:font-size-asian="16pt" style:font-size-complex="16pt"/>
    </style:style>
    <style:style style:name="P14" style:family="paragraph" style:parent-style-name="Standard" style:list-style-name="L5">
      <style:text-properties fo:font-size="16pt" officeooo:rsid="001c4405" officeooo:paragraph-rsid="001c4405" style:font-size-asian="16pt" style:font-size-complex="16pt"/>
    </style:style>
    <style:style style:name="P15" style:family="paragraph" style:parent-style-name="Standard" style:list-style-name="L6">
      <style:text-properties fo:font-size="16pt" officeooo:rsid="001c4405" officeooo:paragraph-rsid="001c4405" style:font-size-asian="16pt" style:font-size-complex="16pt"/>
    </style:style>
    <style:style style:name="P16" style:family="paragraph" style:parent-style-name="Standard" style:list-style-name="L6">
      <style:text-properties fo:font-size="16pt" officeooo:rsid="001c4405" officeooo:paragraph-rsid="0037662c" style:font-size-asian="16pt" style:font-size-complex="16pt"/>
    </style:style>
    <style:style style:name="P17" style:family="paragraph" style:parent-style-name="Standard" style:list-style-name="L7">
      <style:text-properties fo:font-size="16pt" officeooo:rsid="001c4405" officeooo:paragraph-rsid="001c4405" style:font-size-asian="16pt" style:font-size-complex="16pt"/>
    </style:style>
    <style:style style:name="P18" style:family="paragraph" style:parent-style-name="Standard" style:list-style-name="L8">
      <style:text-properties fo:font-size="16pt" officeooo:rsid="001c4405" officeooo:paragraph-rsid="001c4405" style:font-size-asian="16pt" style:font-size-complex="16pt"/>
    </style:style>
    <style:style style:name="P19" style:family="paragraph" style:parent-style-name="Standard" style:list-style-name="L9">
      <style:text-properties fo:font-size="16pt" officeooo:rsid="001c4405" officeooo:paragraph-rsid="001c4405" style:font-size-asian="16pt" style:font-size-complex="16pt"/>
    </style:style>
    <style:style style:name="P20" style:family="paragraph" style:parent-style-name="Standard" style:list-style-name="L9">
      <style:text-properties fo:font-size="16pt" officeooo:rsid="001c4405" officeooo:paragraph-rsid="0037662c" style:font-size-asian="16pt" style:font-size-complex="16pt"/>
    </style:style>
    <style:style style:name="P21" style:family="paragraph" style:parent-style-name="Standard" style:list-style-name="L10">
      <style:text-properties fo:font-size="16pt" officeooo:rsid="001c4405" officeooo:paragraph-rsid="001c4405" style:font-size-asian="16pt" style:font-size-complex="16pt"/>
    </style:style>
    <style:style style:name="P22" style:family="paragraph" style:parent-style-name="Standard" style:list-style-name="L10">
      <style:text-properties fo:font-size="16pt" officeooo:rsid="001c4405" officeooo:paragraph-rsid="00596488" style:font-size-asian="16pt" style:font-size-complex="16pt"/>
    </style:style>
    <style:style style:name="P23" style:family="paragraph" style:parent-style-name="Standard" style:list-style-name="L11">
      <style:text-properties fo:font-size="16pt" officeooo:rsid="001c4405" officeooo:paragraph-rsid="001c4405" style:font-size-asian="16pt" style:font-size-complex="16pt"/>
    </style:style>
    <style:style style:name="P24" style:family="paragraph" style:parent-style-name="Standard" style:list-style-name="L12">
      <style:text-properties fo:font-size="16pt" officeooo:rsid="001c4405" officeooo:paragraph-rsid="001c4405" style:font-size-asian="16pt" style:font-size-complex="16pt"/>
    </style:style>
    <style:style style:name="P25" style:family="paragraph" style:parent-style-name="Standard" style:list-style-name="L12">
      <style:text-properties fo:font-size="16pt" officeooo:rsid="001c4405" officeooo:paragraph-rsid="003657f8" style:font-size-asian="16pt" style:font-size-complex="16pt"/>
    </style:style>
    <style:style style:name="P26" style:family="paragraph" style:parent-style-name="Standard" style:list-style-name="L13">
      <style:text-properties fo:font-size="16pt" officeooo:rsid="001c4405" officeooo:paragraph-rsid="001c4405" style:font-size-asian="16pt" style:font-size-complex="16pt"/>
    </style:style>
    <style:style style:name="P27" style:family="paragraph" style:parent-style-name="Standard" style:list-style-name="L13">
      <style:text-properties fo:font-size="16pt" officeooo:rsid="001c4405" officeooo:paragraph-rsid="00596488" style:font-size-asian="16pt" style:font-size-complex="16pt"/>
    </style:style>
    <style:style style:name="P28" style:family="paragraph" style:parent-style-name="Standard" style:list-style-name="L14">
      <style:text-properties fo:font-size="16pt" officeooo:rsid="001c4405" officeooo:paragraph-rsid="001c4405" style:font-size-asian="16pt" style:font-size-complex="16pt"/>
    </style:style>
    <style:style style:name="P29" style:family="paragraph" style:parent-style-name="Standard" style:list-style-name="L15">
      <style:text-properties fo:font-size="16pt" officeooo:rsid="001c4405" officeooo:paragraph-rsid="001c4405" style:font-size-asian="16pt" style:font-size-complex="16pt"/>
    </style:style>
    <style:style style:name="P30" style:family="paragraph" style:parent-style-name="Standard" style:list-style-name="L16">
      <style:text-properties fo:font-size="16pt" officeooo:rsid="001c4405" officeooo:paragraph-rsid="001c4405" style:font-size-asian="16pt" style:font-size-complex="16pt"/>
    </style:style>
    <style:style style:name="P31" style:family="paragraph" style:parent-style-name="Standard" style:list-style-name="L16">
      <style:text-properties fo:font-size="16pt" officeooo:rsid="001c4405" officeooo:paragraph-rsid="00931a0c" style:font-size-asian="16pt" style:font-size-complex="16pt"/>
    </style:style>
    <style:style style:name="P32" style:family="paragraph" style:parent-style-name="Standard" style:list-style-name="L17">
      <style:text-properties fo:font-size="16pt" officeooo:rsid="001c4405" officeooo:paragraph-rsid="001c4405" style:font-size-asian="16pt" style:font-size-complex="16pt"/>
    </style:style>
    <style:style style:name="P33" style:family="paragraph" style:parent-style-name="Standard" style:list-style-name="L18">
      <style:text-properties fo:font-size="16pt" officeooo:rsid="001c4405" officeooo:paragraph-rsid="001c4405" style:font-size-asian="16pt" style:font-size-complex="16pt"/>
    </style:style>
    <style:style style:name="P34" style:family="paragraph" style:parent-style-name="Standard" style:list-style-name="L19">
      <style:text-properties fo:font-size="16pt" officeooo:rsid="001c4405" officeooo:paragraph-rsid="001c4405" style:font-size-asian="16pt" style:font-size-complex="16pt"/>
    </style:style>
    <style:style style:name="P35" style:family="paragraph" style:parent-style-name="Standard" style:list-style-name="L19">
      <style:text-properties fo:font-size="16pt" officeooo:rsid="001c4405" officeooo:paragraph-rsid="00596488" style:font-size-asian="16pt" style:font-size-complex="16pt"/>
    </style:style>
    <style:style style:name="P36" style:family="paragraph" style:parent-style-name="Standard" style:list-style-name="L19">
      <style:text-properties fo:font-size="16pt" officeooo:rsid="001c4405" officeooo:paragraph-rsid="00931a0c" style:font-size-asian="16pt" style:font-size-complex="16pt"/>
    </style:style>
    <style:style style:name="P37" style:family="paragraph" style:parent-style-name="Standard" style:list-style-name="L20">
      <style:text-properties fo:font-size="16pt" officeooo:rsid="001c4405" officeooo:paragraph-rsid="001c4405" style:font-size-asian="16pt" style:font-size-complex="16pt"/>
    </style:style>
    <style:style style:name="P38" style:family="paragraph" style:parent-style-name="Standard" style:list-style-name="L22">
      <style:text-properties fo:font-size="16pt" officeooo:rsid="001c4405" officeooo:paragraph-rsid="001c4405" style:font-size-asian="16pt" style:font-size-complex="16pt"/>
    </style:style>
    <style:style style:name="P39" style:family="paragraph" style:parent-style-name="Standard" style:list-style-name="L23">
      <style:text-properties fo:font-size="16pt" officeooo:rsid="001c4405" officeooo:paragraph-rsid="001c4405" style:font-size-asian="16pt" style:font-size-complex="16pt"/>
    </style:style>
    <style:style style:name="P40" style:family="paragraph" style:parent-style-name="Standard" style:list-style-name="L24">
      <style:text-properties fo:font-size="16pt" officeooo:rsid="001c4405" officeooo:paragraph-rsid="001c4405" style:font-size-asian="16pt" style:font-size-complex="16pt"/>
    </style:style>
    <style:style style:name="P41" style:family="paragraph" style:parent-style-name="Standard" style:list-style-name="L25">
      <style:text-properties fo:font-size="16pt" officeooo:rsid="001c4405" officeooo:paragraph-rsid="001c4405" style:font-size-asian="16pt" style:font-size-complex="16pt"/>
    </style:style>
    <style:style style:name="P42" style:family="paragraph" style:parent-style-name="Standard" style:list-style-name="L25">
      <style:text-properties fo:font-size="16pt" officeooo:rsid="001c4405" officeooo:paragraph-rsid="00931a0c" style:font-size-asian="16pt" style:font-size-complex="16pt"/>
    </style:style>
    <style:style style:name="P43" style:family="paragraph" style:parent-style-name="Standard" style:list-style-name="L26">
      <style:text-properties fo:font-size="16pt" officeooo:rsid="001c4405" officeooo:paragraph-rsid="001c4405" style:font-size-asian="16pt" style:font-size-complex="16pt"/>
    </style:style>
    <style:style style:name="P44" style:family="paragraph" style:parent-style-name="Standard" style:list-style-name="L27">
      <style:text-properties fo:font-size="16pt" officeooo:rsid="001c4405" officeooo:paragraph-rsid="001c4405" style:font-size-asian="16pt" style:font-size-complex="16pt"/>
    </style:style>
    <style:style style:name="P45" style:family="paragraph" style:parent-style-name="Standard" style:list-style-name="L28">
      <style:text-properties fo:font-size="16pt" officeooo:rsid="001c4405" officeooo:paragraph-rsid="001c4405" style:font-size-asian="16pt" style:font-size-complex="16pt"/>
    </style:style>
    <style:style style:name="P46" style:family="paragraph" style:parent-style-name="Standard" style:list-style-name="L29">
      <style:text-properties fo:font-size="16pt" officeooo:rsid="001c4405" officeooo:paragraph-rsid="001c4405" style:font-size-asian="16pt" style:font-size-complex="16pt"/>
    </style:style>
    <style:style style:name="P47" style:family="paragraph" style:parent-style-name="Standard" style:list-style-name="L29">
      <style:text-properties fo:font-size="16pt" officeooo:rsid="001c4405" officeooo:paragraph-rsid="00596488" style:font-size-asian="16pt" style:font-size-complex="16pt"/>
    </style:style>
    <style:style style:name="P48" style:family="paragraph" style:parent-style-name="Standard" style:list-style-name="L29">
      <style:text-properties fo:font-size="16pt" officeooo:rsid="001c4405" officeooo:paragraph-rsid="00967b24" style:font-size-asian="16pt" style:font-size-complex="16pt"/>
    </style:style>
    <style:style style:name="P49" style:family="paragraph" style:parent-style-name="Standard" style:list-style-name="L30">
      <style:text-properties fo:font-size="16pt" officeooo:rsid="001c4405" officeooo:paragraph-rsid="001c4405" style:font-size-asian="16pt" style:font-size-complex="16pt"/>
    </style:style>
    <style:style style:name="P50" style:family="paragraph" style:parent-style-name="Standard" style:list-style-name="L31">
      <style:text-properties fo:font-size="16pt" officeooo:rsid="001c4405" officeooo:paragraph-rsid="001c4405" style:font-size-asian="16pt" style:font-size-complex="16pt"/>
    </style:style>
    <style:style style:name="P51" style:family="paragraph" style:parent-style-name="Standard" style:list-style-name="L31">
      <style:text-properties fo:font-size="16pt" officeooo:rsid="001c4405" officeooo:paragraph-rsid="00352dd2" style:font-size-asian="16pt" style:font-size-complex="16pt"/>
    </style:style>
    <style:style style:name="P52" style:family="paragraph" style:parent-style-name="Standard" style:list-style-name="L32">
      <style:text-properties fo:font-size="16pt" officeooo:rsid="001c4405" officeooo:paragraph-rsid="001c4405" style:font-size-asian="16pt" style:font-size-complex="16pt"/>
    </style:style>
    <style:style style:name="P53" style:family="paragraph" style:parent-style-name="Standard" style:list-style-name="L33">
      <style:text-properties fo:font-size="16pt" officeooo:rsid="001c4405" officeooo:paragraph-rsid="001c4405" style:font-size-asian="16pt" style:font-size-complex="16pt"/>
    </style:style>
    <style:style style:name="P54" style:family="paragraph" style:parent-style-name="Standard" style:list-style-name="L35">
      <style:text-properties fo:font-size="16pt" officeooo:rsid="001c4405" officeooo:paragraph-rsid="001c4405" style:font-size-asian="16pt" style:font-size-complex="16pt"/>
    </style:style>
    <style:style style:name="P55" style:family="paragraph" style:parent-style-name="Standard" style:list-style-name="L36">
      <style:text-properties fo:font-size="16pt" officeooo:rsid="001c4405" officeooo:paragraph-rsid="001c4405" style:font-size-asian="16pt" style:font-size-complex="16pt"/>
    </style:style>
    <style:style style:name="P56" style:family="paragraph" style:parent-style-name="Standard" style:list-style-name="L38">
      <style:text-properties fo:font-size="16pt" officeooo:rsid="001c4405" officeooo:paragraph-rsid="001c4405" style:font-size-asian="16pt" style:font-size-complex="16pt"/>
    </style:style>
    <style:style style:name="P57" style:family="paragraph" style:parent-style-name="Standard" style:list-style-name="L39">
      <style:text-properties fo:font-size="16pt" officeooo:rsid="001c4405" officeooo:paragraph-rsid="001c4405" style:font-size-asian="16pt" style:font-size-complex="16pt"/>
    </style:style>
    <style:style style:name="P58" style:family="paragraph" style:parent-style-name="Standard" style:list-style-name="L41">
      <style:text-properties fo:font-size="16pt" officeooo:rsid="001c4405" officeooo:paragraph-rsid="001c4405" style:font-size-asian="16pt" style:font-size-complex="16pt"/>
    </style:style>
    <style:style style:name="P59" style:family="paragraph" style:parent-style-name="Standard" style:list-style-name="L42">
      <style:text-properties fo:font-size="16pt" officeooo:rsid="001c4405" officeooo:paragraph-rsid="0066f32a" style:font-size-asian="16pt" style:font-size-complex="16pt"/>
    </style:style>
    <style:style style:name="P60" style:family="paragraph" style:parent-style-name="Standard" style:list-style-name="L42">
      <style:text-properties fo:font-size="16pt" officeooo:rsid="001c4405" officeooo:paragraph-rsid="001c4405" style:font-size-asian="16pt" style:font-size-complex="16pt"/>
    </style:style>
    <style:style style:name="P61" style:family="paragraph" style:parent-style-name="Standard" style:list-style-name="L44">
      <style:text-properties fo:font-size="16pt" officeooo:rsid="001c4405" officeooo:paragraph-rsid="001c4405" style:font-size-asian="16pt" style:font-size-complex="16pt"/>
    </style:style>
    <style:style style:name="P62" style:family="paragraph" style:parent-style-name="Standard" style:list-style-name="L45">
      <style:text-properties fo:font-size="16pt" officeooo:rsid="001c4405" officeooo:paragraph-rsid="001c4405" style:font-size-asian="16pt" style:font-size-complex="16pt"/>
    </style:style>
    <style:style style:name="P63" style:family="paragraph" style:parent-style-name="Standard" style:list-style-name="L45">
      <style:text-properties fo:font-size="16pt" officeooo:rsid="001c4405" officeooo:paragraph-rsid="006763b5" style:font-size-asian="16pt" style:font-size-complex="16pt"/>
    </style:style>
    <style:style style:name="P64" style:family="paragraph" style:parent-style-name="Standard" style:list-style-name="L47">
      <style:text-properties fo:font-size="16pt" officeooo:rsid="001c4405" officeooo:paragraph-rsid="001c4405" style:font-size-asian="16pt" style:font-size-complex="16pt"/>
    </style:style>
    <style:style style:name="P65" style:family="paragraph" style:parent-style-name="Standard" style:list-style-name="L48">
      <style:text-properties fo:font-size="16pt" officeooo:rsid="001c4405" officeooo:paragraph-rsid="001c4405" style:font-size-asian="16pt" style:font-size-complex="16pt"/>
    </style:style>
    <style:style style:name="P66" style:family="paragraph" style:parent-style-name="Standard" style:list-style-name="L50">
      <style:text-properties fo:font-size="16pt" officeooo:rsid="001c4405" officeooo:paragraph-rsid="001c4405" style:font-size-asian="16pt" style:font-size-complex="16pt"/>
    </style:style>
    <style:style style:name="P67" style:family="paragraph" style:parent-style-name="Standard" style:list-style-name="L50">
      <style:text-properties fo:font-size="16pt" officeooo:rsid="001c4405" officeooo:paragraph-rsid="005bc5cb" style:font-size-asian="16pt" style:font-size-complex="16pt"/>
    </style:style>
    <style:style style:name="P68" style:family="paragraph" style:parent-style-name="Standard" style:list-style-name="L51">
      <style:text-properties fo:font-size="16pt" officeooo:rsid="001c4405" officeooo:paragraph-rsid="001c4405" style:font-size-asian="16pt" style:font-size-complex="16pt"/>
    </style:style>
    <style:style style:name="P69" style:family="paragraph" style:parent-style-name="Standard" style:list-style-name="L52">
      <style:text-properties fo:font-size="16pt" officeooo:rsid="001c4405" officeooo:paragraph-rsid="00457e07" style:font-size-asian="16pt" style:font-size-complex="16pt"/>
    </style:style>
    <style:style style:name="P70" style:family="paragraph" style:parent-style-name="Standard" style:list-style-name="L53">
      <style:text-properties fo:font-size="16pt" officeooo:rsid="001c4405" officeooo:paragraph-rsid="001c4405" style:font-size-asian="16pt" style:font-size-complex="16pt"/>
    </style:style>
    <style:style style:name="P71" style:family="paragraph" style:parent-style-name="Standard" style:list-style-name="L54">
      <style:text-properties fo:font-size="16pt" officeooo:rsid="001c4405" officeooo:paragraph-rsid="001c4405" style:font-size-asian="16pt" style:font-size-complex="16pt"/>
    </style:style>
    <style:style style:name="P72" style:family="paragraph" style:parent-style-name="Standard" style:list-style-name="L56">
      <style:text-properties fo:font-size="16pt" officeooo:rsid="001c4405" officeooo:paragraph-rsid="001c4405" style:font-size-asian="16pt" style:font-size-complex="16pt"/>
    </style:style>
    <style:style style:name="P73" style:family="paragraph" style:parent-style-name="Standard" style:list-style-name="L59">
      <style:text-properties fo:font-size="16pt" officeooo:rsid="001c4405" officeooo:paragraph-rsid="001c4405" style:font-size-asian="16pt" style:font-size-complex="16pt"/>
    </style:style>
    <style:style style:name="P74" style:family="paragraph" style:parent-style-name="Standard" style:list-style-name="L59">
      <style:text-properties fo:font-size="16pt" officeooo:rsid="001c4405" officeooo:paragraph-rsid="005d5d36" style:font-size-asian="16pt" style:font-size-complex="16pt"/>
    </style:style>
    <style:style style:name="P75" style:family="paragraph" style:parent-style-name="Standard" style:list-style-name="L59">
      <style:text-properties fo:font-size="16pt" officeooo:rsid="001c4405" officeooo:paragraph-rsid="008931db" style:font-size-asian="16pt" style:font-size-complex="16pt"/>
    </style:style>
    <style:style style:name="P76" style:family="paragraph" style:parent-style-name="Standard" style:list-style-name="L61">
      <style:text-properties fo:font-size="16pt" officeooo:rsid="001c4405" officeooo:paragraph-rsid="001c4405" style:font-size-asian="16pt" style:font-size-complex="16pt"/>
    </style:style>
    <style:style style:name="P77" style:family="paragraph" style:parent-style-name="Standard" style:list-style-name="L15">
      <style:text-properties fo:font-size="16pt" officeooo:rsid="00506657" officeooo:paragraph-rsid="00506657" style:font-size-asian="16pt" style:font-size-complex="16pt"/>
    </style:style>
    <style:style style:name="P78" style:family="paragraph" style:parent-style-name="Standard" style:list-style-name="L18">
      <style:text-properties fo:font-size="16pt" officeooo:rsid="0037662c" officeooo:paragraph-rsid="0037662c" style:font-size-asian="16pt" style:font-size-complex="16pt"/>
    </style:style>
    <style:style style:name="P79" style:family="paragraph" style:parent-style-name="Standard" style:list-style-name="L21">
      <style:text-properties fo:font-size="16pt" officeooo:rsid="003e08eb" officeooo:paragraph-rsid="003e08eb" style:font-size-asian="16pt" style:font-size-complex="16pt"/>
    </style:style>
    <style:style style:name="P80" style:family="paragraph" style:parent-style-name="Standard" style:list-style-name="L23">
      <style:text-properties fo:font-size="16pt" officeooo:rsid="00819b6a" officeooo:paragraph-rsid="00819b6a" style:font-size-asian="16pt" style:font-size-complex="16pt"/>
    </style:style>
    <style:style style:name="P81" style:family="paragraph" style:parent-style-name="Standard" style:list-style-name="L24">
      <style:text-properties fo:font-size="16pt" officeooo:rsid="0055cbd1" officeooo:paragraph-rsid="0055cbd1" style:font-size-asian="16pt" style:font-size-complex="16pt"/>
    </style:style>
    <style:style style:name="P82" style:family="paragraph" style:parent-style-name="Standard" style:list-style-name="L29">
      <style:text-properties fo:font-size="16pt" officeooo:rsid="00596488" officeooo:paragraph-rsid="00596488" style:font-size-asian="16pt" style:font-size-complex="16pt"/>
    </style:style>
    <style:style style:name="P83" style:family="paragraph" style:parent-style-name="Standard" style:list-style-name="L30">
      <style:text-properties fo:font-size="16pt" officeooo:rsid="008316b7" officeooo:paragraph-rsid="008316b7" style:font-size-asian="16pt" style:font-size-complex="16pt"/>
    </style:style>
    <style:style style:name="P84" style:family="paragraph" style:parent-style-name="Standard" style:list-style-name="L35">
      <style:text-properties fo:font-size="16pt" officeooo:rsid="005f81fd" officeooo:paragraph-rsid="005f81fd" style:font-size-asian="16pt" style:font-size-complex="16pt"/>
    </style:style>
    <style:style style:name="P85" style:family="paragraph" style:parent-style-name="Standard" style:list-style-name="L35">
      <style:text-properties fo:font-size="16pt" officeooo:rsid="005f81fd" officeooo:paragraph-rsid="001c4405" style:font-size-asian="16pt" style:font-size-complex="16pt"/>
    </style:style>
    <style:style style:name="P86" style:family="paragraph" style:parent-style-name="Standard" style:list-style-name="L36">
      <style:text-properties fo:font-size="16pt" officeooo:rsid="005f81fd" officeooo:paragraph-rsid="005f81fd" style:font-size-asian="16pt" style:font-size-complex="16pt"/>
    </style:style>
    <style:style style:name="P87" style:family="paragraph" style:parent-style-name="Standard" style:list-style-name="L37">
      <style:text-properties fo:font-size="16pt" officeooo:rsid="004ee902" officeooo:paragraph-rsid="004ee902" style:font-size-asian="16pt" style:font-size-complex="16pt"/>
    </style:style>
    <style:style style:name="P88" style:family="paragraph" style:parent-style-name="Standard" style:list-style-name="L41">
      <style:text-properties fo:font-size="16pt" officeooo:rsid="0066f32a" officeooo:paragraph-rsid="001c4405" style:font-size-asian="16pt" style:font-size-complex="16pt"/>
    </style:style>
    <style:style style:name="P89" style:family="paragraph" style:parent-style-name="Standard" style:list-style-name="L41">
      <style:text-properties fo:font-size="16pt" officeooo:rsid="00659f3e" officeooo:paragraph-rsid="00659f3e" style:font-size-asian="16pt" style:font-size-complex="16pt"/>
    </style:style>
    <style:style style:name="P90" style:family="paragraph" style:parent-style-name="Standard" style:list-style-name="L41">
      <style:text-properties fo:font-size="16pt" officeooo:rsid="0064cb75" officeooo:paragraph-rsid="0064cb75" style:font-size-asian="16pt" style:font-size-complex="16pt"/>
    </style:style>
    <style:style style:name="P91" style:family="paragraph" style:parent-style-name="Standard" style:list-style-name="L41">
      <style:text-properties fo:font-size="16pt" officeooo:rsid="006a29a9" officeooo:paragraph-rsid="00659f3e" style:font-size-asian="16pt" style:font-size-complex="16pt"/>
    </style:style>
    <style:style style:name="P92" style:family="paragraph" style:parent-style-name="Standard" style:list-style-name="L44">
      <style:text-properties fo:font-size="16pt" officeooo:rsid="006763b5" officeooo:paragraph-rsid="006763b5" style:font-size-asian="16pt" style:font-size-complex="16pt"/>
    </style:style>
    <style:style style:name="P93" style:family="paragraph" style:parent-style-name="Standard" style:list-style-name="L44">
      <style:text-properties fo:font-size="16pt" officeooo:rsid="006b86a9" officeooo:paragraph-rsid="006763b5" style:font-size-asian="16pt" style:font-size-complex="16pt"/>
    </style:style>
    <style:style style:name="P94" style:family="paragraph" style:parent-style-name="Standard" style:list-style-name="L44">
      <style:text-properties fo:font-size="16pt" officeooo:rsid="0068c9ef" officeooo:paragraph-rsid="001c4405" style:font-size-asian="16pt" style:font-size-complex="16pt"/>
    </style:style>
    <style:style style:name="P95" style:family="paragraph" style:parent-style-name="Standard" style:list-style-name="L44">
      <style:text-properties fo:font-size="16pt" officeooo:rsid="006d192c" officeooo:paragraph-rsid="001c4405" style:font-size-asian="16pt" style:font-size-complex="16pt"/>
    </style:style>
    <style:style style:name="P96" style:family="paragraph" style:parent-style-name="Standard" style:list-style-name="L50">
      <style:text-properties fo:font-size="16pt" officeooo:rsid="006e10fb" officeooo:paragraph-rsid="006e10fb" style:font-size-asian="16pt" style:font-size-complex="16pt"/>
    </style:style>
    <style:style style:name="P97" style:family="paragraph" style:parent-style-name="Standard" style:list-style-name="L53">
      <style:text-properties fo:font-size="16pt" officeooo:rsid="007623c8" officeooo:paragraph-rsid="007623c8" style:font-size-asian="16pt" style:font-size-complex="16pt"/>
    </style:style>
    <style:style style:name="P98" style:family="paragraph" style:parent-style-name="Standard" style:list-style-name="L53">
      <style:text-properties fo:font-size="16pt" officeooo:rsid="0074a890" officeooo:paragraph-rsid="0074a890" style:font-size-asian="16pt" style:font-size-complex="16pt"/>
    </style:style>
    <style:style style:name="P99" style:family="paragraph" style:parent-style-name="Standard" style:list-style-name="L53">
      <style:text-properties fo:font-size="16pt" officeooo:rsid="006f6828" officeooo:paragraph-rsid="006f6828" style:font-size-asian="16pt" style:font-size-complex="16pt"/>
    </style:style>
    <style:style style:name="P100" style:family="paragraph" style:parent-style-name="Standard" style:list-style-name="L56">
      <style:text-properties fo:font-size="16pt" officeooo:rsid="005bc5cb" officeooo:paragraph-rsid="005bc5cb" style:font-size-asian="16pt" style:font-size-complex="16pt"/>
    </style:style>
    <style:style style:name="P101" style:family="paragraph" style:parent-style-name="Standard" style:list-style-name="L57">
      <style:text-properties fo:font-size="16pt" officeooo:rsid="005bc5cb" officeooo:paragraph-rsid="0077fd86" style:font-size-asian="16pt" style:font-size-complex="16pt"/>
    </style:style>
    <style:style style:name="P102" style:family="paragraph" style:parent-style-name="Standard" style:list-style-name="L56">
      <style:text-properties fo:font-size="16pt" officeooo:rsid="005d5d36" officeooo:paragraph-rsid="005d5d36" style:font-size-asian="16pt" style:font-size-complex="16pt"/>
    </style:style>
    <style:style style:name="P103" style:family="paragraph" style:parent-style-name="Standard" style:list-style-name="L59">
      <style:text-properties fo:font-size="16pt" officeooo:rsid="005d5d36" officeooo:paragraph-rsid="005d5d36" style:font-size-asian="16pt" style:font-size-complex="16pt"/>
    </style:style>
    <style:style style:name="P104" style:family="paragraph" style:parent-style-name="Standard" style:list-style-name="L60">
      <style:text-properties fo:font-size="16pt" officeooo:rsid="005d5d36" officeooo:paragraph-rsid="007c50f5" style:font-size-asian="16pt" style:font-size-complex="16pt"/>
    </style:style>
    <style:style style:name="P105" style:family="paragraph" style:parent-style-name="Standard" style:list-style-name="L60">
      <style:text-properties fo:font-size="16pt" officeooo:rsid="005d5d36" officeooo:paragraph-rsid="005d5d36" style:font-size-asian="16pt" style:font-size-complex="16pt"/>
    </style:style>
    <style:style style:name="P106" style:family="paragraph" style:parent-style-name="Standard" style:list-style-name="L57">
      <style:text-properties fo:font-size="16pt" officeooo:rsid="0077fd86" officeooo:paragraph-rsid="0077fd86" style:font-size-asian="16pt" style:font-size-complex="16pt"/>
    </style:style>
    <style:style style:name="P107" style:family="paragraph" style:parent-style-name="Standard" style:list-style-name="L59">
      <style:text-properties fo:font-size="16pt" officeooo:rsid="007c4a15" officeooo:paragraph-rsid="007c4a15" style:font-size-asian="16pt" style:font-size-complex="16pt"/>
    </style:style>
    <style:style style:name="P108" style:family="paragraph" style:parent-style-name="Standard" style:list-style-name="L59">
      <style:text-properties fo:font-size="16pt" officeooo:rsid="007c4a15" officeooo:paragraph-rsid="007da844" style:font-size-asian="16pt" style:font-size-complex="16pt"/>
    </style:style>
    <style:style style:name="P109" style:family="paragraph" style:parent-style-name="Standard" style:list-style-name="L59">
      <style:text-properties fo:font-size="16pt" officeooo:rsid="00859042" officeooo:paragraph-rsid="0088f37e" style:font-size-asian="16pt" style:font-size-complex="16pt"/>
    </style:style>
    <style:style style:name="P110" style:family="paragraph" style:parent-style-name="Standard" style:list-style-name="L29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111" style:family="paragraph" style:parent-style-name="Standard" style:list-style-name="L32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112" style:family="paragraph" style:parent-style-name="Standard" style:list-style-name="L35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113" style:family="paragraph" style:parent-style-name="Standard" style:list-style-name="L38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114" style:family="paragraph" style:parent-style-name="Standard" style:list-style-name="L41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115" style:family="paragraph" style:parent-style-name="Standard" style:list-style-name="L44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116" style:family="paragraph" style:parent-style-name="Standard" style:list-style-name="L47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117" style:family="paragraph" style:parent-style-name="Standard" style:list-style-name="L53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118" style:family="paragraph" style:parent-style-name="Standard" style:list-style-name="L56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119" style:family="paragraph" style:parent-style-name="Standard" style:list-style-name="L59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120" style:family="paragraph" style:parent-style-name="Standard" style:list-style-name="L37">
      <style:text-properties fo:font-size="16pt" officeooo:rsid="001c4405" officeooo:paragraph-rsid="001c4405" fo:background-color="transparent" style:font-size-asian="16pt" style:font-size-complex="16pt"/>
    </style:style>
    <style:style style:name="P121" style:family="paragraph" style:parent-style-name="Standard" style:list-style-name="L21">
      <style:text-properties fo:font-size="16pt" officeooo:rsid="001c4405" officeooo:paragraph-rsid="001c4405" fo:background-color="transparent" style:font-size-asian="16pt" style:font-size-complex="16pt"/>
    </style:style>
    <style:style style:name="P122" style:family="paragraph" style:parent-style-name="Standard" style:list-style-name="L52">
      <style:text-properties fo:font-size="16pt" officeooo:rsid="001c4405" officeooo:paragraph-rsid="00457e07" fo:background-color="transparent" style:font-size-asian="16pt" style:font-size-complex="16pt"/>
    </style:style>
    <style:style style:name="P123" style:family="paragraph" style:parent-style-name="Standard" style:list-style-name="L55">
      <loext:graphic-properties draw:fill="none" draw:fill-color="#ffffff" draw:opacity="100%"/>
      <style:text-properties fo:font-size="16pt" officeooo:rsid="001c4405" officeooo:paragraph-rsid="0099daad" fo:background-color="transparent" style:font-size-asian="16pt" style:font-size-complex="16pt"/>
    </style:style>
    <style:style style:name="P124" style:family="paragraph" style:parent-style-name="Standard" style:list-style-name="L58">
      <loext:graphic-properties draw:fill="none" draw:fill-color="#ffffff" draw:opacity="100%"/>
      <style:text-properties fo:font-size="16pt" officeooo:rsid="001c4405" officeooo:paragraph-rsid="001c4405" fo:background-color="transparent" style:font-size-asian="16pt" style:font-size-complex="16pt"/>
    </style:style>
    <style:style style:name="P125" style:family="paragraph" style:parent-style-name="Standard" style:list-style-name="L49">
      <loext:graphic-properties draw:fill="none" draw:fill-color="#ffffff" draw:opacity="100%"/>
      <style:text-properties fo:font-size="16pt" officeooo:rsid="001c4405" officeooo:paragraph-rsid="001c4405" fo:background-color="transparent" style:font-size-asian="16pt" style:font-size-complex="16pt"/>
    </style:style>
    <style:style style:name="P126" style:family="paragraph" style:parent-style-name="Standard" style:list-style-name="L34">
      <loext:graphic-properties draw:fill="none" draw:fill-color="#ffffff" draw:opacity="100%"/>
      <style:text-properties fo:font-size="16pt" officeooo:rsid="00a4b7c7" officeooo:paragraph-rsid="00a4b7c7" fo:background-color="transparent" style:font-size-asian="16pt" style:font-size-complex="16pt"/>
    </style:style>
    <style:style style:name="P127" style:family="paragraph" style:parent-style-name="Standard" style:list-style-name="L52">
      <loext:graphic-properties draw:fill="none" draw:fill-color="#ffffff" draw:opacity="100%"/>
      <style:text-properties fo:font-size="16pt" officeooo:rsid="0099daad" officeooo:paragraph-rsid="0099daad" fo:background-color="transparent" style:font-size-asian="16pt" style:font-size-complex="16pt"/>
    </style:style>
    <style:style style:name="P128" style:family="paragraph" style:parent-style-name="Standard" style:list-style-name="L58">
      <loext:graphic-properties draw:fill="none" draw:fill-color="#ffffff" draw:opacity="100%"/>
      <style:text-properties fo:font-size="16pt" officeooo:rsid="0099daad" officeooo:paragraph-rsid="0099daad" fo:background-color="transparent" style:font-size-asian="16pt" style:font-size-complex="16pt"/>
    </style:style>
    <style:style style:name="P129" style:family="paragraph" style:parent-style-name="Standard" style:list-style-name="L49">
      <loext:graphic-properties draw:fill="none" draw:fill-color="#ffffff" draw:opacity="100%"/>
      <style:text-properties fo:font-size="16pt" officeooo:rsid="0099daad" officeooo:paragraph-rsid="009a77fc" fo:background-color="transparent" style:font-size-asian="16pt" style:font-size-complex="16pt"/>
    </style:style>
    <style:style style:name="P130" style:family="paragraph" style:parent-style-name="Standard" style:list-style-name="L49">
      <loext:graphic-properties draw:fill="none" draw:fill-color="#ffffff" draw:opacity="100%"/>
      <style:text-properties fo:font-size="16pt" officeooo:rsid="009a77fc" officeooo:paragraph-rsid="009a77fc" fo:background-color="transparent" style:font-size-asian="16pt" style:font-size-complex="16pt"/>
    </style:style>
    <style:style style:name="P131" style:family="paragraph" style:parent-style-name="Standard" style:list-style-name="L61">
      <style:text-properties fo:font-size="16pt" fo:font-weight="normal" officeooo:rsid="001c4405" officeooo:paragraph-rsid="001c4405" fo:background-color="transparent" style:font-size-asian="16pt" style:font-weight-asian="normal" style:font-size-complex="16pt" style:font-weight-complex="normal"/>
    </style:style>
    <style:style style:name="P132" style:family="paragraph" style:parent-style-name="Standard" style:list-style-name="L61">
      <style:text-properties fo:font-size="16pt" fo:font-weight="normal" officeooo:rsid="001c4405" officeooo:paragraph-rsid="00997081" fo:background-color="transparent" style:font-size-asian="16pt" style:font-weight-asian="normal" style:font-size-complex="16pt" style:font-weight-complex="normal"/>
    </style:style>
    <style:style style:name="P133" style:family="paragraph" style:parent-style-name="Standard" style:list-style-name="L9">
      <style:text-properties fo:font-size="16pt" officeooo:rsid="001c4405" officeooo:paragraph-rsid="001c4405" fo:background-color="#00ccff" style:font-size-asian="16pt" style:font-size-complex="16pt"/>
    </style:style>
    <style:style style:name="P134" style:family="paragraph" style:parent-style-name="Standard" style:list-style-name="L12">
      <style:text-properties fo:font-size="16pt" officeooo:rsid="001c4405" officeooo:paragraph-rsid="001c4405" fo:background-color="#00ccff" style:font-size-asian="16pt" style:font-size-complex="16pt"/>
    </style:style>
    <style:style style:name="P135" style:family="paragraph" style:parent-style-name="Standard" style:list-style-name="L15">
      <style:text-properties fo:font-size="16pt" officeooo:rsid="001c4405" officeooo:paragraph-rsid="001c4405" fo:background-color="#00ccff" style:font-size-asian="16pt" style:font-size-complex="16pt"/>
    </style:style>
    <style:style style:name="P136" style:family="paragraph" style:parent-style-name="Standard" style:list-style-name="L18">
      <style:text-properties fo:font-size="16pt" officeooo:rsid="001c4405" officeooo:paragraph-rsid="001c4405" fo:background-color="#00ccff" style:font-size-asian="16pt" style:font-size-complex="16pt"/>
    </style:style>
    <style:style style:name="P137" style:family="paragraph" style:parent-style-name="Standard" style:list-style-name="L24">
      <style:text-properties fo:font-size="16pt" officeooo:rsid="001c4405" officeooo:paragraph-rsid="001c4405" fo:background-color="#00ccff" style:font-size-asian="16pt" style:font-size-complex="16pt"/>
    </style:style>
    <style:style style:name="P138" style:family="paragraph" style:parent-style-name="Standard" style:list-style-name="L28">
      <style:text-properties fo:font-size="16pt" officeooo:rsid="001c4405" officeooo:paragraph-rsid="001c4405" fo:background-color="#00ccff" style:font-size-asian="16pt" style:font-size-complex="16pt"/>
    </style:style>
    <style:style style:name="P139" style:family="paragraph" style:parent-style-name="Standard" style:list-style-name="L31">
      <style:text-properties fo:font-size="16pt" officeooo:rsid="001c4405" officeooo:paragraph-rsid="001c4405" fo:background-color="#00ccff" style:font-size-asian="16pt" style:font-size-complex="16pt"/>
    </style:style>
    <style:style style:name="P140" style:family="paragraph" style:parent-style-name="Standard" style:list-style-name="L34">
      <loext:graphic-properties draw:fill="solid" draw:fill-color="#ffff00" draw:opacity="100%"/>
      <style:paragraph-properties fo:background-color="#ffff00"/>
      <style:text-properties fo:font-size="16pt" officeooo:rsid="001c4405" officeooo:paragraph-rsid="00a52645" fo:background-color="#00ccff" style:font-size-asian="16pt" style:font-size-complex="16pt"/>
    </style:style>
    <style:style style:name="P141" style:family="paragraph" style:parent-style-name="Standard" style:list-style-name="L34">
      <loext:graphic-properties draw:fill="solid" draw:fill-color="#ffff00" draw:opacity="100%"/>
      <style:paragraph-properties fo:background-color="#ffff00"/>
      <style:text-properties fo:font-size="16pt" officeooo:rsid="001c4405" officeooo:paragraph-rsid="001c4405" fo:background-color="#00ccff" style:font-size-asian="16pt" style:font-size-complex="16pt"/>
    </style:style>
    <style:style style:name="P142" style:family="paragraph" style:parent-style-name="Standard" style:list-style-name="L37">
      <loext:graphic-properties draw:fill="solid" draw:fill-color="#ffff00" draw:opacity="100%"/>
      <style:paragraph-properties fo:background-color="#ffff00"/>
      <style:text-properties fo:font-size="16pt" officeooo:rsid="001c4405" officeooo:paragraph-rsid="001c4405" fo:background-color="#00ccff" style:font-size-asian="16pt" style:font-size-complex="16pt"/>
    </style:style>
    <style:style style:name="P143" style:family="paragraph" style:parent-style-name="Standard" style:list-style-name="L43">
      <loext:graphic-properties draw:fill="solid" draw:fill-color="#ffff00" draw:opacity="100%"/>
      <style:paragraph-properties fo:background-color="#ffff00"/>
      <style:text-properties fo:font-size="16pt" officeooo:rsid="001c4405" officeooo:paragraph-rsid="001c4405" fo:background-color="#00ccff" style:font-size-asian="16pt" style:font-size-complex="16pt"/>
    </style:style>
    <style:style style:name="P144" style:family="paragraph" style:parent-style-name="Standard" style:list-style-name="L43">
      <loext:graphic-properties draw:fill="solid" draw:fill-color="#ffff00" draw:opacity="100%"/>
      <style:paragraph-properties fo:background-color="#ffff00"/>
      <style:text-properties fo:font-size="16pt" officeooo:rsid="001c4405" officeooo:paragraph-rsid="00457e07" fo:background-color="#00ccff" style:font-size-asian="16pt" style:font-size-complex="16pt"/>
    </style:style>
    <style:style style:name="P145" style:family="paragraph" style:parent-style-name="Standard" style:list-style-name="L46">
      <loext:graphic-properties draw:fill="solid" draw:fill-color="#ffff00" draw:opacity="100%"/>
      <style:paragraph-properties fo:background-color="#ffff00"/>
      <style:text-properties fo:font-size="16pt" officeooo:rsid="001c4405" officeooo:paragraph-rsid="001c4405" fo:background-color="#00ccff" style:font-size-asian="16pt" style:font-size-complex="16pt"/>
    </style:style>
    <style:style style:name="P146" style:family="paragraph" style:parent-style-name="Standard" style:list-style-name="L46">
      <loext:graphic-properties draw:fill="solid" draw:fill-color="#ffff00" draw:opacity="100%"/>
      <style:paragraph-properties fo:background-color="#ffff00"/>
      <style:text-properties fo:font-size="16pt" officeooo:rsid="001c4405" officeooo:paragraph-rsid="00457e07" fo:background-color="#00ccff" style:font-size-asian="16pt" style:font-size-complex="16pt"/>
    </style:style>
    <style:style style:name="P147" style:family="paragraph" style:parent-style-name="Standard" style:list-style-name="L40">
      <loext:graphic-properties draw:fill="solid" draw:fill-color="#ffff00" draw:opacity="100%"/>
      <style:paragraph-properties fo:background-color="#ffff00"/>
      <style:text-properties fo:font-size="16pt" officeooo:rsid="001c4405" officeooo:paragraph-rsid="001c4405" fo:background-color="#00ccff" style:font-size-asian="16pt" style:font-size-complex="16pt"/>
    </style:style>
    <style:style style:name="P148" style:family="paragraph" style:parent-style-name="Standard" style:list-style-name="L40">
      <loext:graphic-properties draw:fill="solid" draw:fill-color="#ffff00" draw:opacity="100%"/>
      <style:paragraph-properties fo:background-color="#ffff00"/>
      <style:text-properties fo:font-size="16pt" officeooo:rsid="001c4405" officeooo:paragraph-rsid="00457e07" fo:background-color="#00ccff" style:font-size-asian="16pt" style:font-size-complex="16pt"/>
    </style:style>
    <style:style style:name="P149" style:family="paragraph" style:parent-style-name="Standard" style:list-style-name="L43">
      <loext:graphic-properties draw:fill="solid" draw:fill-color="#ffff00" draw:opacity="100%"/>
      <style:paragraph-properties fo:background-color="#ffff00"/>
      <style:text-properties fo:font-size="16pt" officeooo:rsid="00a6550b" officeooo:paragraph-rsid="00a6550b" fo:background-color="#00ccff" style:font-size-asian="16pt" style:font-size-complex="16pt"/>
    </style:style>
    <style:style style:name="P150" style:family="paragraph" style:parent-style-name="Standard" style:list-style-name="L46">
      <loext:graphic-properties draw:fill="solid" draw:fill-color="#ffff00" draw:opacity="100%"/>
      <style:paragraph-properties fo:background-color="#ffff00"/>
      <style:text-properties fo:font-size="16pt" officeooo:rsid="00a6550b" officeooo:paragraph-rsid="00a6550b" fo:background-color="#00ccff" style:font-size-asian="16pt" style:font-size-complex="16pt"/>
    </style:style>
    <style:style style:name="P151" style:family="paragraph" style:parent-style-name="Standard" style:list-style-name="L40">
      <loext:graphic-properties draw:fill="solid" draw:fill-color="#ffff00" draw:opacity="100%"/>
      <style:paragraph-properties fo:background-color="#ffff00"/>
      <style:text-properties fo:font-size="16pt" officeooo:rsid="00a6550b" officeooo:paragraph-rsid="00a6550b" fo:background-color="#00ccff" style:font-size-asian="16pt" style:font-size-complex="16pt"/>
    </style:style>
    <style:style style:name="P152" style:family="paragraph" style:parent-style-name="Standard" style:list-style-name="L21">
      <style:text-properties fo:font-size="16pt" officeooo:rsid="009c4811" officeooo:paragraph-rsid="009c4811" fo:background-color="#66ffff" style:font-size-asian="16pt" style:font-size-complex="16pt"/>
    </style:style>
    <style:style style:name="P153" style:family="paragraph" style:parent-style-name="Standard" style:list-style-name="L3">
      <style:text-properties fo:font-size="16pt" officeooo:rsid="001c4405" officeooo:paragraph-rsid="001c4405" fo:background-color="#66ffff" style:font-size-asian="16pt" style:font-size-complex="16pt"/>
    </style:style>
    <style:style style:name="P154" style:family="paragraph" style:parent-style-name="Standard" style:list-style-name="L6">
      <style:text-properties fo:font-size="16pt" officeooo:rsid="001c4405" officeooo:paragraph-rsid="001c4405" fo:background-color="#66ffff" style:font-size-asian="16pt" style:font-size-complex="16pt"/>
    </style:style>
    <style:style style:name="T1" style:family="text">
      <style:text-properties officeooo:rsid="0024054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0544" style:font-weight-asian="bold" style:font-weight-complex="bold"/>
    </style:style>
    <style:style style:name="T4" style:family="text">
      <style:text-properties fo:font-weight="bold" officeooo:rsid="0066f32a" style:font-weight-asian="bold" style:font-weight-complex="bold"/>
    </style:style>
    <style:style style:name="T5" style:family="text">
      <style:text-properties officeooo:rsid="0030db04"/>
    </style:style>
    <style:style style:name="T6" style:family="text">
      <style:text-properties officeooo:rsid="00352dd2"/>
    </style:style>
    <style:style style:name="T7" style:family="text">
      <style:text-properties officeooo:rsid="003657f8"/>
    </style:style>
    <style:style style:name="T8" style:family="text">
      <style:text-properties officeooo:rsid="0037662c"/>
    </style:style>
    <style:style style:name="T9" style:family="text">
      <style:text-properties officeooo:rsid="0038b3b2"/>
    </style:style>
    <style:style style:name="T10" style:family="text">
      <style:text-properties officeooo:rsid="0038c462"/>
    </style:style>
    <style:style style:name="T11" style:family="text">
      <style:text-properties officeooo:rsid="003bc479"/>
    </style:style>
    <style:style style:name="T12" style:family="text">
      <style:text-properties officeooo:rsid="003f1dc5"/>
    </style:style>
    <style:style style:name="T13" style:family="text">
      <style:text-properties officeooo:rsid="0040757e"/>
    </style:style>
    <style:style style:name="T14" style:family="text">
      <style:text-properties fo:font-style="italic"/>
    </style:style>
    <style:style style:name="T15" style:family="text">
      <style:text-properties fo:font-style="italic" officeooo:rsid="0040757e"/>
    </style:style>
    <style:style style:name="T16" style:family="text">
      <style:text-properties fo:font-style="normal" officeooo:rsid="0040757e" style:font-style-asian="normal" style:font-style-complex="normal"/>
    </style:style>
    <style:style style:name="T17" style:family="text">
      <style:text-properties fo:font-style="normal" officeooo:rsid="004272e1" style:font-style-asian="normal" style:font-style-complex="normal"/>
    </style:style>
    <style:style style:name="T18" style:family="text">
      <style:text-properties officeooo:rsid="0043f962"/>
    </style:style>
    <style:style style:name="T19" style:family="text">
      <style:text-properties officeooo:rsid="00457e07"/>
    </style:style>
    <style:style style:name="T20" style:family="text">
      <style:text-properties officeooo:rsid="00470da4"/>
    </style:style>
    <style:style style:name="T21" style:family="text">
      <style:text-properties officeooo:rsid="0048e8fc"/>
    </style:style>
    <style:style style:name="T22" style:family="text">
      <style:text-properties officeooo:rsid="004cdb9e"/>
    </style:style>
    <style:style style:name="T23" style:family="text">
      <style:text-properties officeooo:rsid="004ee902"/>
    </style:style>
    <style:style style:name="T24" style:family="text">
      <style:text-properties officeooo:rsid="001c4405" fo:background-color="transparent" loext:char-shading-value="0"/>
    </style:style>
    <style:style style:name="T25" style:family="text">
      <style:text-properties officeooo:rsid="004d5e6c" fo:background-color="transparent" loext:char-shading-value="0"/>
    </style:style>
    <style:style style:name="T26" style:family="text">
      <style:text-properties officeooo:rsid="00518a67"/>
    </style:style>
    <style:style style:name="T27" style:family="text">
      <style:text-properties officeooo:rsid="005338cd"/>
    </style:style>
    <style:style style:name="T28" style:family="text">
      <style:text-properties officeooo:rsid="00579fa2"/>
    </style:style>
    <style:style style:name="T29" style:family="text">
      <style:text-properties officeooo:rsid="00596488"/>
    </style:style>
    <style:style style:name="T30" style:family="text">
      <style:text-properties officeooo:rsid="005b0419"/>
    </style:style>
    <style:style style:name="T31" style:family="text">
      <style:text-properties officeooo:rsid="005bc5cb"/>
    </style:style>
    <style:style style:name="T32" style:family="text">
      <style:text-properties officeooo:rsid="005d5d36"/>
    </style:style>
    <style:style style:name="T33" style:family="text">
      <style:text-properties officeooo:rsid="00610173"/>
    </style:style>
    <style:style style:name="T34" style:family="text">
      <style:text-properties officeooo:rsid="006763b5"/>
    </style:style>
    <style:style style:name="T35" style:family="text">
      <style:text-properties officeooo:rsid="006dcdf1"/>
    </style:style>
    <style:style style:name="T36" style:family="text">
      <style:text-properties officeooo:rsid="006e10fb"/>
    </style:style>
    <style:style style:name="T37" style:family="text">
      <style:text-properties officeooo:rsid="0071552a"/>
    </style:style>
    <style:style style:name="T38" style:family="text">
      <style:text-properties officeooo:rsid="007c4a15"/>
    </style:style>
    <style:style style:name="T39" style:family="text">
      <style:text-properties officeooo:rsid="007da844"/>
    </style:style>
    <style:style style:name="T40" style:family="text">
      <style:text-properties officeooo:rsid="007db530"/>
    </style:style>
    <style:style style:name="T41" style:family="text">
      <style:text-properties officeooo:rsid="007ea6fd"/>
    </style:style>
    <style:style style:name="T42" style:family="text">
      <style:text-properties officeooo:rsid="0083998e"/>
    </style:style>
    <style:style style:name="T43" style:family="text">
      <style:text-properties officeooo:rsid="00859042"/>
    </style:style>
    <style:style style:name="T44" style:family="text">
      <style:text-properties officeooo:rsid="00877514"/>
    </style:style>
    <style:style style:name="T45" style:family="text">
      <style:text-properties officeooo:rsid="00891c9c"/>
    </style:style>
    <style:style style:name="T46" style:family="text">
      <style:text-properties officeooo:rsid="008b2769"/>
    </style:style>
    <style:style style:name="T47" style:family="text">
      <style:text-properties officeooo:rsid="008cbaf5"/>
    </style:style>
    <style:style style:name="T48" style:family="text">
      <style:text-properties officeooo:rsid="008e4430"/>
    </style:style>
    <style:style style:name="T49" style:family="text">
      <style:text-properties officeooo:rsid="008ebd8b"/>
    </style:style>
    <style:style style:name="T50" style:family="text">
      <style:text-properties officeooo:rsid="008f7e1a"/>
    </style:style>
    <style:style style:name="T51" style:family="text">
      <style:text-properties officeooo:rsid="00913ff7"/>
    </style:style>
    <style:style style:name="T52" style:family="text">
      <style:text-properties officeooo:rsid="00931a0c"/>
    </style:style>
    <style:style style:name="T53" style:family="text">
      <style:text-properties officeooo:rsid="000d8542"/>
    </style:style>
    <style:style style:name="T54" style:family="text">
      <style:text-properties officeooo:rsid="00997081"/>
    </style:style>
    <style:style style:name="T55" style:family="text">
      <style:text-properties officeooo:rsid="0099daad"/>
    </style:style>
    <style:style style:name="T56" style:family="text">
      <style:text-properties officeooo:rsid="009a77fc"/>
    </style:style>
    <style:style style:name="T57" style:family="text">
      <style:text-properties officeooo:rsid="009c4811"/>
    </style:style>
    <style:style style:name="T58" style:family="text">
      <style:text-properties officeooo:rsid="009dce8b"/>
    </style:style>
    <style:style style:name="T59" style:family="text">
      <style:text-properties officeooo:rsid="009f13a5"/>
    </style:style>
    <style:style style:name="T60" style:family="text">
      <style:text-properties officeooo:rsid="009f3b56"/>
    </style:style>
    <style:style style:name="T61" style:family="text">
      <style:text-properties officeooo:rsid="009fe359"/>
    </style:style>
    <style:style style:name="T62" style:family="text">
      <style:text-properties officeooo:rsid="00a1ba5e"/>
    </style:style>
    <style:style style:name="T63" style:family="text">
      <style:text-properties officeooo:rsid="00a2ddf1"/>
    </style:style>
    <style:style style:name="T64" style:family="text">
      <style:text-properties officeooo:rsid="00a3245b"/>
    </style:style>
    <style:style style:name="T65" style:family="text">
      <style:text-properties officeooo:rsid="00a3d3d1"/>
    </style:style>
    <style:style style:name="T66" style:family="text">
      <style:text-properties officeooo:rsid="00a4a4ac"/>
    </style:style>
    <style:style style:name="T67" style:family="text">
      <style:text-properties officeooo:rsid="00a5c4ae"/>
    </style:style>
    <style:style style:name="T68" style:family="text">
      <style:text-properties officeooo:rsid="00a647f1"/>
    </style:style>
    <style:style style:name="T69" style:family="text">
      <style:text-properties officeooo:rsid="00a881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66in" fo:text-indent="-0.25in" fo:margin-left="0.63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866in" fo:text-indent="-0.25in" fo:margin-left="0.88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366in" fo:text-indent="-0.25in" fo:margin-left="1.13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866in" fo:text-indent="-0.25in" fo:margin-left="1.38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366in" fo:text-indent="-0.25in" fo:margin-left="1.63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866in" fo:text-indent="-0.25in" fo:margin-left="1.88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366in" fo:text-indent="-0.25in" fo:margin-left="2.13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866in" fo:text-indent="-0.25in" fo:margin-left="2.38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366in" fo:text-indent="-0.25in" fo:margin-left="2.63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866in" fo:text-indent="-0.25in" fo:margin-left="2.8866in"/>
        </style:list-level-properties>
      </text:list-level-style-bullet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366in" fo:text-indent="-0.25in" fo:margin-left="1.136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66in" fo:text-indent="-0.25in" fo:margin-left="1.386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366in" fo:text-indent="-0.25in" fo:margin-left="1.636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6in" fo:text-indent="-0.25in" fo:margin-left="1.886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366in" fo:text-indent="-0.25in" fo:margin-left="2.136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866in" fo:text-indent="-0.25in" fo:margin-left="2.386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66in" fo:text-indent="-0.25in" fo:margin-left="2.636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866in" fo:text-indent="-0.25in" fo:margin-left="2.886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6in" fo:text-indent="-0.25in" fo:margin-left="3.136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66in" fo:text-indent="-0.25in" fo:margin-left="3.3866in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/>1 - </text:span>Basics</text:p>
      <text:p text:style-name="P3"><text:s/></text:p>
      <text:list xml:id="list6701664571092544619" text:style-name="L1">
        <text:list-item>
          <text:p text:style-name="P7">Atributs:</text:p>
          <text:list>
            <text:list-item>
              <text:p text:style-name="P7">Mobility </text:p>
            </text:list-item>
            <text:list-item>
              <text:p text:style-name="P7">Reproduction</text:p>
            </text:list-item>
            <text:list-item>
              <text:p text:style-name="P7">Resistance</text:p>
            </text:list-item>
          </text:list>
          <text:p text:style-name="P7"/>
        </text:list-item>
        <text:list-item>
          <text:p text:style-name="P7">Poders:</text:p>
          <text:list>
            <text:list-item>
              <text:p text:style-name="P7">No</text:p>
            </text:list-item>
            <text:list-item>
              <text:p text:style-name="P7">No</text:p>
            </text:list-item>
          </text:list>
          <text:p text:style-name="P7"/>
        </text:list-item>
        <text:list-item>
          <text:p text:style-name="P8">Goals:</text:p>
        </text:list-item>
      </text:list>
      <text:list xml:id="list4734282014372178420" text:style-name="L2">
        <text:list-item>
          <text:list>
            <text:list-item>
              <text:p text:style-name="P9">Dispersal</text:p>
            </text:list-item>
          </text:list>
        </text:list-item>
      </text:list>
      <text:list xml:id="list182238100058915" text:continue-list="list6701664571092544619" text:style-name="L1">
        <text:list-header>
          <text:p text:style-name="P7"/>
        </text:list-header>
        <text:list-item>
          <text:p text:style-name="P7">Achievements:</text:p>
        </text:list-item>
      </text:list>
      <text:list xml:id="list8526072686091105205" text:style-name="L3">
        <text:list-item>
          <text:list>
            <text:list-item>
              <text:p text:style-name="P153">Rookie: -&gt; ??</text:p>
            </text:list-item>
            <text:list-item>
              <text:p text:style-name="P10"><text:span text:style-name="T57">out there</text:span> -&gt; text <text:span text:style-name="T6">exoplanets</text:span></text:p>
            </text:list-item>
            <text:list-item>
              <text:p text:style-name="P11">Leftovers: have 10 EPs -&gt; <text:span text:style-name="T6">text </text:span>first ancestors</text:p>
            </text:list-item>
          </text:list>
        </text:list-item>
      </text:list>
      <text:list xml:id="list182238143058807" text:continue-list="list182238100058915" text:style-name="L1">
        <text:list-header>
          <text:p text:style-name="P7"/>
        </text:list-header>
        <text:list-item>
          <text:p text:style-name="P7">Story:</text:p>
          <text:list>
            <text:list-item>
              <text:p text:style-name="P7">Dibu: Bot a la selva </text:p>
            </text:list-item>
            <text:list-item>
              <text:p text:style-name="P7">Contingut: Despertar dels bots</text:p>
            </text:list-item>
            <text:list-item>
              <text:p text:style-name="P7">Text: "Who are we? Who created us?"</text:p>
            </text:list-item>
          </text:list>
        </text:list-item>
      </text:list>
      <text:p text:style-name="P3"/>
      <text:p text:style-name="P3"/>
      <text:p text:style-name="P5"><text:span text:style-name="T1">2 - </text:span>Multi-goal </text:p>
      <text:p text:style-name="P3"/>
      <text:list xml:id="list5411752289547330252" text:style-name="L4">
        <text:list-item>
          <text:p text:style-name="P12">Atributs:</text:p>
          <text:list>
            <text:list-item>
              <text:p text:style-name="P12">Mobility </text:p>
            </text:list-item>
            <text:list-item>
              <text:p text:style-name="P12">Reproduction</text:p>
            </text:list-item>
            <text:list-item>
              <text:p text:style-name="P12">Resistance</text:p>
            </text:list-item>
          </text:list>
          <text:p text:style-name="P12"/>
        </text:list-item>
        <text:list-item>
          <text:p text:style-name="P12">Poders:</text:p>
          <text:list>
            <text:list-item>
              <text:p text:style-name="P12">No</text:p>
            </text:list-item>
            <text:list-item>
              <text:p text:style-name="P12">No</text:p>
            </text:list-item>
          </text:list>
          <text:p text:style-name="P12"/>
        </text:list-item>
        <text:list-item>
          <text:p text:style-name="P12">Goals:</text:p>
        </text:list-item>
      </text:list>
      <text:list xml:id="list1243570134478925493" text:style-name="L5">
        <text:list-item>
          <text:list>
            <text:list-item>
              <text:p text:style-name="P14">Dispersal</text:p>
            </text:list-item>
            <text:list-item>
              <text:p text:style-name="P14">Dispersal</text:p>
            </text:list-item>
            <text:list-item>
              <text:p text:style-name="P14">Dispersal</text:p>
            </text:list-item>
          </text:list>
        </text:list-item>
      </text:list>
      <text:list xml:id="list182239290747192" text:continue-list="list5411752289547330252" text:style-name="L4">
        <text:list-header>
          <text:p text:style-name="P12"/>
        </text:list-header>
        <text:list-item>
          <text:p text:style-name="P12">Achievements:</text:p>
        </text:list-item>
      </text:list>
      <text:list xml:id="list1749657156850342685" text:style-name="L6">
        <text:list-item>
          <text:list>
            <text:list-item>
              <text:p text:style-name="P154">Getting used to →<text:span text:style-name="T58"> ?</text:span></text:p>
            </text:list-item>
            <text:list-item>
              <text:p text:style-name="P15"><text:span text:style-name="T58">ancestors </text:span>-&gt; text hominins</text:p>
            </text:list-item>
            <text:list-item>
              <text:p text:style-name="P16">Wrong way: reach north mountains → <text:span text:style-name="T9">img</text:span> <text:span text:style-name="T9">T</text:span>ubu orientation</text:p>
            </text:list-item>
          </text:list>
        </text:list-item>
      </text:list>
      <text:list xml:id="list182238300142162" text:continue-list="list182239290747192" text:style-name="L4">
        <text:list-header>
          <text:p text:style-name="P12"/>
        </text:list-header>
        <text:list-item>
          <text:p text:style-name="P12">Story: </text:p>
          <text:list>
            <text:list-item>
              <text:p text:style-name="P12">Dibu: Homínids cap a la zona volcànica</text:p>
            </text:list-item>
            <text:list-item>
              <text:p text:style-name="P12">Contingut: Consciència de grup</text:p>
            </text:list-item>
            <text:list-item>
              <text:p text:style-name="P13">Text: "<text:span text:style-name="T53">We will find our destiny in </text:span>the mountain of fire"</text:p>
            </text:list-item>
          </text:list>
        </text:list-item>
      </text:list>
      <text:p text:style-name="P3"/>
      <text:p text:style-name="P3"/>
      <text:p text:style-name="P5">3 - <text:span text:style-name="T1">Bo</text:span>osts</text:p>
      <text:p text:style-name="P3"/>
      <text:list xml:id="list8182875477753731804" text:style-name="L7">
        <text:list-item>
          <text:p text:style-name="P17">Atributs:</text:p>
          <text:list>
            <text:list-item>
              <text:p text:style-name="P17">Mobility</text:p>
            </text:list-item>
            <text:list-item>
              <text:p text:style-name="P17">Reproduction</text:p>
            </text:list-item>
            <text:list-item>
              <text:p text:style-name="P17">Resistance</text:p>
            </text:list-item>
          </text:list>
          <text:p text:style-name="P17"/>
        </text:list-item>
        <text:list-item>
          <text:p text:style-name="P17">Poders:</text:p>
          <text:list>
            <text:list-item>
              <text:p text:style-name="P17">Resistance <text:span text:style-name="T29">(àrea)</text:span></text:p>
            </text:list-item>
            <text:list-item>
              <text:p text:style-name="P17">Reproduction <text:span text:style-name="T29">(global)</text:span></text:p>
            </text:list-item>
          </text:list>
          <text:p text:style-name="P17"/>
        </text:list-item>
        <text:list-item>
          <text:p text:style-name="P17">Goals:</text:p>
        </text:list-item>
      </text:list>
      <text:list xml:id="list6004968627718373028" text:style-name="L8">
        <text:list-item>
          <text:list>
            <text:list-item>
              <text:p text:style-name="P18">Dispersal</text:p>
            </text:list-item>
            <text:list-item>
              <text:p text:style-name="P18">Dispersal</text:p>
            </text:list-item>
            <text:list-item>
              <text:p text:style-name="P18">Dispersal</text:p>
            </text:list-item>
            <text:list-item>
              <text:p text:style-name="P18">Dispersal</text:p>
            </text:list-item>
            <text:list-item>
              <text:p text:style-name="P18">Dispersal</text:p>
            </text:list-item>
          </text:list>
        </text:list-item>
      </text:list>
      <text:list xml:id="list182238562199111" text:continue-list="list8182875477753731804" text:style-name="L7">
        <text:list-header>
          <text:p text:style-name="P17"/>
        </text:list-header>
        <text:list-item>
          <text:p text:style-name="P17">Achievements:</text:p>
        </text:list-item>
      </text:list>
      <text:list xml:id="list2825055280117738946" text:style-name="L9">
        <text:list-item>
          <text:list>
            <text:list-item>
              <text:p text:style-name="P133">Boosted →<text:span text:style-name="T59"> ??</text:span></text:p>
            </text:list-item>
            <text:list-item>
              <text:p text:style-name="P19"><text:span text:style-name="T59">The voyage</text:span> -&gt; <text:span text:style-name="T9">img</text:span> Beagle and Darwin</text:p>
            </text:list-item>
            <text:list-item>
              <text:p text:style-name="P20">The hard way: have 10 EPs →<text:span text:style-name="T8"> text reproduction in hunter gatherers</text:span></text:p>
            </text:list-item>
          </text:list>
        </text:list-item>
      </text:list>
      <text:list xml:id="list182239053127580" text:continue-list="list182238562199111" text:style-name="L7">
        <text:list-header>
          <text:p text:style-name="P17"/>
        </text:list-header>
        <text:list-item>
          <text:p text:style-name="P17">Story: </text:p>
          <text:list>
            <text:list-item>
              <text:p text:style-name="P17">Dibu: Homínid descobrint el foc</text:p>
            </text:list-item>
            <text:list-item>
              <text:p text:style-name="P17">Contingut: Sentit d'identitat i de destí de conquerir el planeta</text:p>
            </text:list-item>
            <text:list-item>
              <text:p text:style-name="P17">Text: "We are the masters of fire. We are the Zho'll"</text:p>
            </text:list-item>
          </text:list>
        </text:list-item>
      </text:list>
      <text:p text:style-name="P2"/>
      <text:p text:style-name="P6"><text:span text:style-name="T3">4 - </text:span><text:span text:style-name="T2">Technology</text:span></text:p>
      <text:p text:style-name="P3"/>
      <text:list xml:id="list4062870438160496619" text:style-name="L10">
        <text:list-item>
          <text:p text:style-name="P21">Atributs:</text:p>
          <text:list>
            <text:list-item>
              <text:p text:style-name="P21">Mobility</text:p>
            </text:list-item>
            <text:list-item>
              <text:p text:style-name="P21">Technology</text:p>
            </text:list-item>
            <text:list-item>
              <text:p text:style-name="P21">Resistance</text:p>
            </text:list-item>
          </text:list>
          <text:p text:style-name="P21"/>
        </text:list-item>
        <text:list-item>
          <text:p text:style-name="P21">Poders:</text:p>
          <text:list>
            <text:list-item>
              <text:p text:style-name="P22">Resistance <text:span text:style-name="T29">(àrea)</text:span></text:p>
            </text:list-item>
            <text:list-item>
              <text:p text:style-name="P22">Reproduction <text:span text:style-name="T29">(global)</text:span></text:p>
            </text:list-item>
          </text:list>
          <text:p text:style-name="P21"/>
        </text:list-item>
        <text:list-item>
          <text:p text:style-name="P21">Goals:</text:p>
        </text:list-item>
      </text:list>
      <text:list xml:id="list6397337806733566286" text:style-name="L11">
        <text:list-item>
          <text:list>
            <text:list-item>
              <text:p text:style-name="P23">Dispersal</text:p>
            </text:list-item>
            <text:list-item>
              <text:p text:style-name="P23">Dispersal</text:p>
            </text:list-item>
            <text:list-item>
              <text:p text:style-name="P23">Dispersal</text:p>
            </text:list-item>
            <text:list-item>
              <text:p text:style-name="P23">Dispersal</text:p>
            </text:list-item>
            <text:list-item>
              <text:p text:style-name="P23">Dispersal</text:p>
            </text:list-item>
          </text:list>
        </text:list-item>
      </text:list>
      <text:list xml:id="list182237493674865" text:continue-list="list4062870438160496619" text:style-name="L10">
        <text:list-header>
          <text:p text:style-name="P21"/>
        </text:list-header>
        <text:list-item>
          <text:p text:style-name="P21">Achievements:</text:p>
        </text:list-item>
      </text:list>
      <text:list xml:id="list3735460347997858409" text:style-name="L12">
        <text:list-item>
          <text:list>
            <text:list-item>
              <text:p text:style-name="P134">Introducing Tech →<text:span text:style-name="T60"> ?</text:span></text:p>
            </text:list-item>
            <text:list-item>
              <text:p text:style-name="P24"><text:span text:style-name="T60">Speaking of→ txt </text:span>Origins of technology and language </text:p>
            </text:list-item>
            <text:list-item>
              <text:p text:style-name="P25"><text:span text:style-name="T7">Tech nerd: No Boosts </text:span>-&gt;<text:span text:style-name="T7"> txt </text:span>quote Feynman</text:p>
            </text:list-item>
          </text:list>
        </text:list-item>
      </text:list>
      <text:list xml:id="list182238727487567" text:continue-list="list182237493674865" text:style-name="L10">
        <text:list-header>
          <text:p text:style-name="P21"/>
        </text:list-header>
        <text:list-item>
          <text:p text:style-name="P21">Story: </text:p>
          <text:list>
            <text:list-item>
              <text:p text:style-name="P21">Dibu: Escena domèstica amb foc i eines en una cova</text:p>
            </text:list-item>
            <text:list-item>
              <text:p text:style-name="P21">Contingut: Posseïdors de tecnologia, presència dels Guies</text:p>
            </text:list-item>
            <text:list-item>
              <text:p text:style-name="P21">Text: "Fire and stone are our tools. With the help of our Guides we will conquer this world"</text:p>
            </text:list-item>
          </text:list>
        </text:list-item>
      </text:list>
      <text:p text:style-name="P2"/>
      <text:p text:style-name="P6"><text:span text:style-name="T3">5 - </text:span><text:span text:style-name="T2">First encounters</text:span></text:p>
      <text:p text:style-name="P3"/>
      <text:list xml:id="list5552211027795036689" text:style-name="L13">
        <text:list-item>
          <text:p text:style-name="P26">Atributs:</text:p>
          <text:list>
            <text:list-item>
              <text:p text:style-name="P26">Mobility</text:p>
            </text:list-item>
            <text:list-item>
              <text:p text:style-name="P26">Reproduction</text:p>
            </text:list-item>
            <text:list-item>
              <text:p text:style-name="P26">Technology</text:p>
            </text:list-item>
          </text:list>
          <text:p text:style-name="P26"/>
        </text:list-item>
        <text:list-item>
          <text:p text:style-name="P26">Poders:</text:p>
          <text:list>
            <text:list-item>
              <text:p text:style-name="P27">Resistance <text:span text:style-name="T29">(àrea)</text:span></text:p>
            </text:list-item>
            <text:list-item>
              <text:p text:style-name="P27">Reproduction <text:span text:style-name="T29">(global)</text:span></text:p>
            </text:list-item>
          </text:list>
          <text:p text:style-name="P26"/>
        </text:list-item>
        <text:list-item>
          <text:p text:style-name="P26">Goals:</text:p>
        </text:list-item>
      </text:list>
      <text:list xml:id="list5301423544718596960" text:style-name="L14">
        <text:list-item>
          <text:list>
            <text:list-item>
              <text:p text:style-name="P28">Dispersal</text:p>
            </text:list-item>
            <text:list-item>
              <text:p text:style-name="P28">Dispersal</text:p>
            </text:list-item>
            <text:list-item>
              <text:p text:style-name="P28">Dispersal</text:p>
            </text:list-item>
          </text:list>
        </text:list-item>
      </text:list>
      <text:list xml:id="list182237899938660" text:continue-list="list5552211027795036689" text:style-name="L13">
        <text:list-header>
          <text:p text:style-name="P26"/>
        </text:list-header>
        <text:list-item>
          <text:p text:style-name="P26">Achievements:</text:p>
        </text:list-item>
      </text:list>
      <text:list xml:id="list4593901893910496671" text:style-name="L15">
        <text:list-item>
          <text:list>
            <text:list-item>
              <text:p text:style-name="P135">Getting away →<text:span text:style-name="T61"> ?</text:span></text:p>
            </text:list-item>
            <text:list-item>
              <text:p text:style-name="P29"><text:span text:style-name="T62">Coexistence</text:span>-&gt; <text:span text:style-name="T10">txt Ficció sobre Neanderthals</text:span></text:p>
            </text:list-item>
            <text:list-item>
              <text:p text:style-name="P77">You are not the first one: <text:span text:style-name="T26">arribar </text:span><text:s/>-&gt; img vikings, <text:span text:style-name="T27">arribar al nord-est</text:span></text:p>
            </text:list-item>
          </text:list>
        </text:list-item>
      </text:list>
      <text:list xml:id="list182237503954461" text:continue-list="list182237899938660" text:style-name="L13">
        <text:list-header>
          <text:p text:style-name="P26"/>
        </text:list-header>
        <text:list-item>
          <text:p text:style-name="P26">Story:</text:p>
          <text:list>
            <text:list-item>
              <text:p text:style-name="P26">Dibu: Escena de caça</text:p>
            </text:list-item>
            <text:list-item>
              <text:p text:style-name="P26">Contingut: Arrogància, tot els va bé </text:p>
            </text:list-item>
            <text:list-item>
              <text:p text:style-name="P26">Text: "We will not be afraid of anyone or anything."</text:p>
            </text:list-item>
          </text:list>
          <text:p text:style-name="P26"/>
        </text:list-item>
      </text:list>
      <text:p text:style-name="P3"/>
      <text:p text:style-name="P5">6 - Cultural Influence</text:p>
      <text:p text:style-name="P3"/>
      <text:list xml:id="list4710673590665767794" text:style-name="L16">
        <text:list-item>
          <text:p text:style-name="P30">Atributs:</text:p>
          <text:list>
            <text:list-item>
              <text:p text:style-name="P30">Influence</text:p>
            </text:list-item>
            <text:list-item>
              <text:p text:style-name="P30">Mobility</text:p>
            </text:list-item>
            <text:list-item>
              <text:p text:style-name="P30">Technology</text:p>
            </text:list-item>
          </text:list>
          <text:p text:style-name="P30"/>
        </text:list-item>
        <text:list-item>
          <text:p text:style-name="P30">Poders:</text:p>
          <text:list>
            <text:list-item>
              <text:p text:style-name="P30">Mobility <text:span text:style-name="T29">(àrea)</text:span></text:p>
            </text:list-item>
            <text:list-item>
              <text:p text:style-name="P30">Reproduction <text:span text:style-name="T29">(global)</text:span></text:p>
            </text:list-item>
          </text:list>
          <text:p text:style-name="P30"/>
        </text:list-item>
        <text:list-item>
          <text:p text:style-name="P30">Goals:</text:p>
        </text:list-item>
      </text:list>
      <text:list xml:id="list5764827402402814013" text:style-name="L17">
        <text:list-item>
          <text:list>
            <text:list-item>
              <text:p text:style-name="P32">Dispersal</text:p>
            </text:list-item>
            <text:list-item>
              <text:p text:style-name="P32">Dispersal</text:p>
            </text:list-item>
            <text:list-item>
              <text:p text:style-name="P32">Dispersal</text:p>
            </text:list-item>
          </text:list>
        </text:list-item>
      </text:list>
      <text:list xml:id="list182239544792467" text:continue-list="list4710673590665767794" text:style-name="L16">
        <text:list-header>
          <text:p text:style-name="P30"/>
        </text:list-header>
        <text:list-item>
          <text:p text:style-name="P30">Achievements:</text:p>
        </text:list-item>
      </text:list>
      <text:list xml:id="list1181887769397703046" text:style-name="L18">
        <text:list-item>
          <text:list>
            <text:list-item>
              <text:p text:style-name="P136">Influencer →<text:span text:style-name="T62"> ?</text:span></text:p>
            </text:list-item>
            <text:list-item>
              <text:p text:style-name="P33"><text:span text:style-name="T62">Common Ancestor</text:span> -&gt; <text:span text:style-name="T10">img </text:span>Hybridation Neanderthals</text:p>
            </text:list-item>
            <text:list-item>
              <text:p text:style-name="P78"><text:span text:style-name="T63">Culture vs nurture</text:span>: Have 10 Eps -<text:span text:style-name="T12">&gt;</text:span> <text:span text:style-name="T10">img orcas </text:span>culture is not only human</text:p>
            </text:list-item>
          </text:list>
        </text:list-item>
      </text:list>
      <text:p text:style-name="P4"/>
      <text:list xml:id="list182237777597508" text:continue-list="list182239544792467" text:style-name="L16">
        <text:list-item>
          <text:p text:style-name="P30">Story:</text:p>
          <text:list>
            <text:list-item>
              <text:p text:style-name="P30">Dibu: Escena de recolecció</text:p>
            </text:list-item>
            <text:list-item>
              <text:p text:style-name="P30">Contingut: Els Zho'll estan expandint-se i guanyant força</text:p>
            </text:list-item>
            <text:list-item>
              <text:p text:style-name="P31">Text: "Do we need the Guides? The Zho'll already own this land!"</text:p>
            </text:list-item>
          </text:list>
          <text:p text:style-name="P30"/>
        </text:list-item>
      </text:list>
      <text:p text:style-name="P3"/>
      <text:p text:style-name="P5">7 - Warfare</text:p>
      <text:p text:style-name="P3"/>
      <text:list xml:id="list6034270824584445048" text:style-name="L19">
        <text:list-item>
          <text:p text:style-name="P34">Atributs:</text:p>
          <text:list>
            <text:list-item>
              <text:p text:style-name="P34">Warfare</text:p>
            </text:list-item>
            <text:list-item>
              <text:p text:style-name="P34">Mobility</text:p>
            </text:list-item>
            <text:list-item>
              <text:p text:style-name="P34">Technology</text:p>
            </text:list-item>
          </text:list>
          <text:p text:style-name="P34"/>
        </text:list-item>
        <text:list-item>
          <text:p text:style-name="P34">Poders:</text:p>
          <text:list>
            <text:list-item>
              <text:p text:style-name="P35">Reproduction <text:span text:style-name="T29">(global)</text:span></text:p>
            </text:list-item>
            <text:list-item>
              <text:p text:style-name="P35">Resistance <text:span text:style-name="T29">(àrea)</text:span></text:p>
            </text:list-item>
          </text:list>
          <text:p text:style-name="P34"/>
        </text:list-item>
        <text:list-item>
          <text:p text:style-name="P34">Goals:</text:p>
        </text:list-item>
      </text:list>
      <text:list xml:id="list6373662663469820137" text:style-name="L20">
        <text:list-item>
          <text:list>
            <text:list-item>
              <text:p text:style-name="P37">Dispersal</text:p>
            </text:list-item>
            <text:list-item>
              <text:p text:style-name="P37">Dispersal</text:p>
            </text:list-item>
            <text:list-item>
              <text:p text:style-name="P37">Dispersal</text:p>
            </text:list-item>
          </text:list>
        </text:list-item>
      </text:list>
      <text:list xml:id="list182239253710083" text:continue-list="list6034270824584445048" text:style-name="L19">
        <text:list-header>
          <text:p text:style-name="P34"/>
        </text:list-header>
        <text:list-item>
          <text:p text:style-name="P34">Achievements:</text:p>
        </text:list-item>
      </text:list>
      <text:list xml:id="list8619528703805991796" text:style-name="L21">
        <text:list-item>
          <text:list>
            <text:list-item>
              <text:p text:style-name="P152">Incompetence → Cita asimov violence</text:p>
            </text:list-item>
            <text:list-item>
              <text:p text:style-name="P121"><text:span text:style-name="T57">Call to arms -</text:span>&gt; <text:span text:style-name="T11">img warfare</text:span></text:p>
            </text:list-item>
            <text:list-item>
              <text:p text:style-name="P79">The world on horseback: creuar muntanyes pel nord-&gt; txt quote genghis khan</text:p>
            </text:list-item>
          </text:list>
        </text:list-item>
      </text:list>
      <text:list xml:id="list182239169914244" text:continue-list="list182239253710083" text:style-name="L19">
        <text:list-header>
          <text:p text:style-name="P34"/>
        </text:list-header>
        <text:list-item>
          <text:p text:style-name="P34">Story:</text:p>
          <text:list>
            <text:list-item>
              <text:p text:style-name="P34">Dibu: Escena de <text:span text:style-name="T52">combat</text:span></text:p>
            </text:list-item>
            <text:list-item>
              <text:p text:style-name="P34">Contingut: Els Zho'll poden acomplir el seu destí sense els Guies</text:p>
            </text:list-item>
            <text:list-item>
              <text:p text:style-name="P36">Text: "But we are not alone..."</text:p>
            </text:list-item>
          </text:list>
        </text:list-item>
      </text:list>
      <text:p text:style-name="P3"/>
      <text:p text:style-name="P3"/>
      <text:p text:style-name="P5">8 - Climate change</text:p>
      <text:p text:style-name="P3"/>
      <text:list xml:id="list1404518558171698551" text:style-name="L22">
        <text:list-item>
          <text:p text:style-name="P38">Atributs:</text:p>
          <text:list>
            <text:list-item>
              <text:p text:style-name="P38">Influence </text:p>
            </text:list-item>
            <text:list-item>
              <text:p text:style-name="P38">Warfare</text:p>
            </text:list-item>
            <text:list-item>
              <text:p text:style-name="P38">Resistance</text:p>
            </text:list-item>
          </text:list>
          <text:p text:style-name="P38"/>
        </text:list-item>
        <text:list-item>
          <text:p text:style-name="P38">Poders:</text:p>
          <text:list>
            <text:list-item>
              <text:p text:style-name="P38">Mobility <text:span text:style-name="T29">(àrea)</text:span></text:p>
            </text:list-item>
            <text:list-item>
              <text:p text:style-name="P38">Reproduction <text:span text:style-name="T29">(global)</text:span></text:p>
            </text:list-item>
          </text:list>
          <text:p text:style-name="P38"/>
        </text:list-item>
        <text:list-item>
          <text:p text:style-name="P38">Goals:</text:p>
        </text:list-item>
      </text:list>
      <text:list xml:id="list8126375689512524218" text:style-name="L23">
        <text:list-item>
          <text:list>
            <text:list-item>
              <text:p text:style-name="P80">Population</text:p>
            </text:list-item>
            <text:list-item>
              <text:p text:style-name="P39">Dispersal</text:p>
            </text:list-item>
            <text:list-item>
              <text:p text:style-name="P39">Dispersal</text:p>
            </text:list-item>
            <text:list-item>
              <text:p text:style-name="P39">Dispersal</text:p>
            </text:list-item>
          </text:list>
        </text:list-item>
      </text:list>
      <text:list xml:id="list182238951063253" text:continue-list="list1404518558171698551" text:style-name="L22">
        <text:list-header>
          <text:p text:style-name="P38"/>
        </text:list-header>
        <text:list-item>
          <text:p text:style-name="P38">Achievements:</text:p>
        </text:list-item>
      </text:list>
      <text:list xml:id="list7288579954096405953" text:style-name="L24">
        <text:list-item>
          <text:list>
            <text:list-item>
              <text:p text:style-name="P137">The crossing →<text:span text:style-name="T64"> ?</text:span></text:p>
            </text:list-item>
            <text:list-item>
              <text:p text:style-name="P40"><text:span text:style-name="T64">The north</text:span>-&gt; Nanook</text:p>
            </text:list-item>
            <text:list-item>
              <text:p text:style-name="P81">Ice and fire: 10 eps → img igloo</text:p>
            </text:list-item>
          </text:list>
        </text:list-item>
      </text:list>
      <text:list xml:id="list182239498579719" text:continue-list="list182238951063253" text:style-name="L22">
        <text:list-header>
          <text:p text:style-name="P38"/>
        </text:list-header>
        <text:list-item>
          <text:p text:style-name="P38">Story:</text:p>
        </text:list-item>
      </text:list>
      <text:list xml:id="list6109791680204766856" text:style-name="L25">
        <text:list-item>
          <text:list>
            <text:list-item>
              <text:p text:style-name="P41">Dibu: Escena de <text:span text:style-name="T52">recolecció</text:span></text:p>
            </text:list-item>
            <text:list-item>
              <text:p text:style-name="P41">Contingut: Dubtes; encara necessiten als Guies</text:p>
            </text:list-item>
            <text:list-item>
              <text:p text:style-name="P42">Text: "The Guides watch us and provide for us"</text:p>
            </text:list-item>
          </text:list>
        </text:list-item>
      </text:list>
      <text:p text:style-name="P3"/>
      <text:p text:style-name="P3"/>
      <text:p text:style-name="P5">9 - Crowded place</text:p>
      <text:p text:style-name="P3"/>
      <text:list xml:id="list3338274987864040287" text:style-name="L26">
        <text:list-item>
          <text:p text:style-name="P43">Atributs:</text:p>
          <text:list>
            <text:list-item>
              <text:p text:style-name="P43">Reproduction</text:p>
            </text:list-item>
            <text:list-item>
              <text:p text:style-name="P43">Technology</text:p>
            </text:list-item>
            <text:list-item>
              <text:p text:style-name="P43">Mobility</text:p>
            </text:list-item>
          </text:list>
          <text:p text:style-name="P43"/>
        </text:list-item>
        <text:list-item>
          <text:p text:style-name="P43">Poders:</text:p>
          <text:list>
            <text:list-item>
              <text:p text:style-name="P43">Warfare <text:span text:style-name="T29">(global)</text:span></text:p>
            </text:list-item>
            <text:list-item>
              <text:p text:style-name="P43">Influence <text:span text:style-name="T29">(global)</text:span></text:p>
            </text:list-item>
          </text:list>
          <text:p text:style-name="P43"/>
        </text:list-item>
        <text:list-item>
          <text:p text:style-name="P43">Goals:</text:p>
        </text:list-item>
      </text:list>
      <text:list xml:id="list1764275919633437676" text:style-name="L27">
        <text:list-item>
          <text:list>
            <text:list-item>
              <text:p text:style-name="P44">Dispersal</text:p>
            </text:list-item>
            <text:list-item>
              <text:p text:style-name="P44">Dispersal</text:p>
            </text:list-item>
            <text:list-item>
              <text:p text:style-name="P44">Dispersal</text:p>
            </text:list-item>
            <text:list-item>
              <text:p text:style-name="P44">Dispersal</text:p>
            </text:list-item>
          </text:list>
        </text:list-item>
      </text:list>
      <text:list xml:id="list182238031741077" text:continue-list="list3338274987864040287" text:style-name="L26">
        <text:list-header>
          <text:p text:style-name="P43"/>
        </text:list-header>
        <text:list-item>
          <text:p text:style-name="P43">Achievements:</text:p>
        </text:list-item>
      </text:list>
      <text:list xml:id="list7195491522237581078" text:style-name="L28">
        <text:list-item>
          <text:list>
            <text:list-item>
              <text:p text:style-name="P138">Joining forces →<text:span text:style-name="T65"> ?</text:span></text:p>
            </text:list-item>
            <text:list-item>
              <text:p text:style-name="P45"><text:span text:style-name="T65">dust to dust</text:span>-&gt; Neanderthal extinction</text:p>
            </text:list-item>
            <text:list-item>
              <text:p text:style-name="P45">Easy Peasy: No Boosts -&gt; <text:span text:style-name="T28">txt mohawk treballadors</text:span></text:p>
            </text:list-item>
          </text:list>
        </text:list-item>
      </text:list>
      <text:list xml:id="list182238366020567" text:continue-list="list182238031741077" text:style-name="L26">
        <text:list-header>
          <text:p text:style-name="P43"/>
        </text:list-header>
        <text:list-item>
          <text:p text:style-name="P43">Story:</text:p>
          <text:list>
            <text:list-item>
              <text:p text:style-name="P43">Dibu: Zho'll passant vora l'esquelet d'una espècie extingida</text:p>
            </text:list-item>
            <text:list-item>
              <text:p text:style-name="P43">Contingut: Estan a prop de conquerir tot el planeta, són l'espècie elegida</text:p>
            </text:list-item>
            <text:list-item>
              <text:p text:style-name="P43">Text: "The Zho'll will succeed where others failed."</text:p>
            </text:list-item>
          </text:list>
        </text:list-item>
      </text:list>
      <text:p text:style-name="P3"/>
      <text:p text:style-name="P3"/>
      <text:p text:style-name="P5">10 - Last dispersal</text:p>
      <text:p text:style-name="P3"/>
      <text:list xml:id="list5628042684526739059" text:style-name="L29">
        <text:list-item>
          <text:p text:style-name="P46">Atributs:</text:p>
          <text:list>
            <text:list-item>
              <text:p text:style-name="P46">Influence </text:p>
            </text:list-item>
            <text:list-item>
              <text:p text:style-name="P46">Warfare</text:p>
            </text:list-item>
            <text:list-item>
              <text:p text:style-name="P46">Technology</text:p>
            </text:list-item>
          </text:list>
        </text:list-item>
      </text:list>
      <text:p text:style-name="P3"/>
      <text:list xml:id="list182238592545008" text:continue-numbering="true" text:style-name="L29">
        <text:list-item>
          <text:p text:style-name="P46">Poders:</text:p>
          <text:list>
            <text:list-item>
              <text:p text:style-name="P47">Reproduction <text:span text:style-name="T29">(global)</text:span></text:p>
            </text:list-item>
            <text:list-item>
              <text:p text:style-name="P82">Resistance (àrea)</text:p>
            </text:list-item>
          </text:list>
          <text:p text:style-name="P46"/>
        </text:list-item>
        <text:list-item>
          <text:p text:style-name="P46">Goals:</text:p>
        </text:list-item>
      </text:list>
      <text:list xml:id="list4447545908996544077" text:style-name="L30">
        <text:list-item>
          <text:list>
            <text:list-item>
              <text:p text:style-name="P49">Dispersal</text:p>
            </text:list-item>
            <text:list-item>
              <text:p text:style-name="P49">Dispersal</text:p>
            </text:list-item>
            <text:list-item>
              <text:p text:style-name="P83">Population</text:p>
            </text:list-item>
            <text:list-item>
              <text:p text:style-name="P49">Dispersal</text:p>
            </text:list-item>
          </text:list>
        </text:list-item>
      </text:list>
      <text:list xml:id="list182239066674754" text:continue-list="list182238592545008" text:style-name="L29">
        <text:list-header>
          <text:p text:style-name="P46"/>
        </text:list-header>
        <text:list-item>
          <text:p text:style-name="P46">Achievements:</text:p>
        </text:list-item>
      </text:list>
      <text:list xml:id="list9058314065017638714" text:style-name="L31">
        <text:list-item>
          <text:list>
            <text:list-item>
              <text:p text:style-name="P139">Find a way →<text:span text:style-name="T66"> ?</text:span></text:p>
            </text:list-item>
            <text:list-item>
              <text:p text:style-name="P51"><text:span text:style-name="T66">A Toast?</text:span> -&gt; logo murphy's toast</text:p>
            </text:list-item>
            <text:list-item>
              <text:p text:style-name="P50"><text:span text:style-name="T21">Half Way: no boosts</text:span>-<text:span text:style-name="T13">&gt; txt quote Neil deGrasse Tyson</text:span></text:p>
            </text:list-item>
          </text:list>
        </text:list-item>
      </text:list>
      <text:list xml:id="list182237728265955" text:continue-list="list182239066674754" text:style-name="L29">
        <text:list-header>
          <text:p text:style-name="P46"/>
        </text:list-header>
        <text:list-item>
          <text:p text:style-name="P46">Story:</text:p>
          <text:list>
            <text:list-item>
              <text:p text:style-name="P110">Dibu: Poblat vora un llac</text:p>
            </text:list-item>
            <text:list-item>
              <text:p text:style-name="P48">Text: "<text:span text:style-name="T51">This is our world. We will settle wherever we desire.</text:span>"</text:p>
            </text:list-item>
          </text:list>
        </text:list-item>
      </text:list>
      <text:p text:style-name="P3"/>
      <text:p text:style-name="P3"/>
      <text:p text:style-name="P5"><text:span text:style-name="T1">1</text:span>1 - Intro Explotació</text:p>
      <text:p text:style-name="P3"/>
      <text:list xml:id="list7446501148683208530" text:style-name="L32">
        <text:list-item>
          <text:p text:style-name="P52">Anar a 2 llocs, en cada un explotar un tipus de recurs: 1) minerals i 2) fusta. Al segon evitar sobreexplotació</text:p>
          <text:p text:style-name="P52"/>
        </text:list-item>
        <text:list-item>
          <text:p text:style-name="P52">Atributs:</text:p>
          <text:list>
            <text:list-item>
              <text:p text:style-name="P52">Exploitation</text:p>
            </text:list-item>
            <text:list-item>
              <text:p text:style-name="P52">Reproduction</text:p>
            </text:list-item>
            <text:list-item>
              <text:p text:style-name="P52">Technology</text:p>
            </text:list-item>
          </text:list>
          <text:p text:style-name="P52"/>
        </text:list-item>
        <text:list-item>
          <text:p text:style-name="P52">Poders:</text:p>
          <text:list>
            <text:list-item>
              <text:p text:style-name="P52">Resistance <text:span text:style-name="T29">(àrea)</text:span></text:p>
            </text:list-item>
            <text:list-item>
              <text:p text:style-name="P52">Mobility <text:span text:style-name="T29">(àrea)</text:span></text:p>
            </text:list-item>
          </text:list>
          <text:p text:style-name="P52"/>
        </text:list-item>
        <text:list-item>
          <text:p text:style-name="P52">Goals:</text:p>
        </text:list-item>
      </text:list>
      <text:list xml:id="list769518222478651023" text:style-name="L33">
        <text:list-item>
          <text:list>
            <text:list-item>
              <text:p text:style-name="P53">Resources</text:p>
            </text:list-item>
            <text:list-item>
              <text:p text:style-name="P53">Resources</text:p>
            </text:list-item>
          </text:list>
        </text:list-item>
      </text:list>
      <text:list xml:id="list182239270535684" text:continue-list="list7446501148683208530" text:style-name="L32">
        <text:list-header>
          <text:p text:style-name="P52"/>
        </text:list-header>
        <text:list-item>
          <text:p text:style-name="P52">Achievements: <text:s/>→<text:span text:style-name="T40"> coses de obsidiana I altres minerals?</text:span></text:p>
        </text:list-item>
      </text:list>
      <text:list xml:id="list625435651937545592" text:style-name="L34">
        <text:list-item>
          <text:list>
            <text:list-item>
              <text:p text:style-name="P141">?? : Success -&gt; Dibuix</text:p>
            </text:list-item>
            <text:list-item>
              <text:p text:style-name="P126">Cavemen → text tòpic cavernes</text:p>
            </text:list-item>
            <text:list-item>
              <text:p text:style-name="P140"><text:span text:style-name="T21">no boosts</text:span>-<text:span text:style-name="T13">&gt; ???</text:span></text:p>
            </text:list-item>
          </text:list>
        </text:list-item>
      </text:list>
      <text:list xml:id="list182238188274500" text:continue-list="list182239270535684" text:style-name="L32">
        <text:list-header>
          <text:p text:style-name="P52"/>
        </text:list-header>
        <text:list-item>
          <text:p text:style-name="P52">Story:</text:p>
          <text:list>
            <text:list-item>
              <text:p text:style-name="P111">Dibu: Símbols dels Guies en una cova</text:p>
            </text:list-item>
            <text:list-item>
              <text:p text:style-name="P52">Contingut: </text:p>
            </text:list-item>
            <text:list-item>
              <text:p text:style-name="P52">Text: "<text:span text:style-name="T50">The symbol of the Guides points towards their home.</text:span>"</text:p>
            </text:list-item>
          </text:list>
        </text:list-item>
      </text:list>
      <text:p text:style-name="P3"/>
      <text:p text:style-name="P6"><text:span text:style-name="T2">1</text:span><text:span text:style-name="T3">2 - </text:span><text:span text:style-name="T2">Competició Exploitation</text:span></text:p>
      <text:p text:style-name="P3"/>
      <text:list xml:id="list7995071039747731454" text:style-name="L35">
        <text:list-item>
          <text:p text:style-name="P54">Competir contra una altra població pels recursos de bosc d'una zona determinada. Dues opcions: pujar influència o guerra mentre es puja exploitation i controlant sobreexplotació</text:p>
          <text:p text:style-name="P54"/>
        </text:list-item>
        <text:list-item>
          <text:p text:style-name="P54">Atributs:</text:p>
          <text:list>
            <text:list-item>
              <text:p text:style-name="P54">Exploitation</text:p>
            </text:list-item>
            <text:list-item>
              <text:p text:style-name="P54">Influence</text:p>
            </text:list-item>
            <text:list-item>
              <text:p text:style-name="P84">Warfare</text:p>
            </text:list-item>
          </text:list>
          <text:p text:style-name="P54"/>
        </text:list-item>
        <text:list-item>
          <text:p text:style-name="P54">Poders:</text:p>
          <text:list>
            <text:list-item>
              <text:p text:style-name="P54">Reproduction <text:span text:style-name="T30">(global)</text:span></text:p>
            </text:list-item>
            <text:list-item>
              <text:p text:style-name="P85">Mobility (area)</text:p>
            </text:list-item>
          </text:list>
          <text:p text:style-name="P54"/>
        </text:list-item>
        <text:list-item>
          <text:p text:style-name="P54">Goals:</text:p>
        </text:list-item>
      </text:list>
      <text:list xml:id="list6294894468826716399" text:style-name="L36">
        <text:list-item>
          <text:list>
            <text:list-item>
              <text:p text:style-name="P55">Resources </text:p>
            </text:list-item>
            <text:list-item>
              <text:p text:style-name="P86">Dispersal</text:p>
            </text:list-item>
          </text:list>
        </text:list-item>
      </text:list>
      <text:list xml:id="list182238233340899" text:continue-list="list7995071039747731454" text:style-name="L35">
        <text:list-header>
          <text:p text:style-name="P54"/>
        </text:list-header>
        <text:list-item>
          <text:p text:style-name="P54">Achievements: →<text:span text:style-name="T40"> carrying capacity</text:span></text:p>
        </text:list-item>
      </text:list>
      <text:list xml:id="list1970038897822114391" text:style-name="L37">
        <text:list-item>
          <text:list>
            <text:list-item>
              <text:p text:style-name="P142">→<text:span text:style-name="T67"> ??</text:span></text:p>
            </text:list-item>
            <text:list-item>
              <text:p text:style-name="P120"><text:span text:style-name="T68">the roof of the world </text:span>→<text:span text:style-name="T23"> txt sky burials</text:span></text:p>
            </text:list-item>
            <text:list-item>
              <text:p text:style-name="P87">Do they have gills? No boost: <text:span text:style-name="T24">-&gt; </text:span><text:span text:style-name="T25">img sama bajau bucejadors</text:span></text:p>
            </text:list-item>
          </text:list>
        </text:list-item>
      </text:list>
      <text:list xml:id="list182237809197395" text:continue-list="list182238233340899" text:style-name="L35">
        <text:list-header>
          <text:p text:style-name="P54"/>
        </text:list-header>
        <text:list-item>
          <text:p text:style-name="P54">Story:</text:p>
          <text:list>
            <text:list-item>
              <text:p text:style-name="P112">Dibu: Escena <text:span text:style-name="T50">a cova</text:span></text:p>
            </text:list-item>
            <text:list-item>
              <text:p text:style-name="P54">Contingut: </text:p>
            </text:list-item>
            <text:list-item>
              <text:p text:style-name="P54">Text: "<text:span text:style-name="T50">We will show the entire planet that they watch us.</text:span>"</text:p>
            </text:list-item>
          </text:list>
        </text:list-item>
      </text:list>
      <text:p text:style-name="P3"/>
      <text:p text:style-name="P6"><text:span text:style-name="T2">1</text:span><text:span text:style-name="T3">3 - </text:span><text:span text:style-name="T2">Intro Trade</text:span></text:p>
      <text:p text:style-name="P3"/>
      <text:list xml:id="list6893907398334540873" text:style-name="L38">
        <text:list-item>
          <text:p text:style-name="P56">Agafar recursos d'una zona, arribar una altra amb ells i comerciar fins tenir XX de l'altre recurs</text:p>
          <text:p text:style-name="P56"/>
        </text:list-item>
        <text:list-item>
          <text:p text:style-name="P56">Atributs:</text:p>
          <text:list>
            <text:list-item>
              <text:p text:style-name="P56">Exploitation</text:p>
            </text:list-item>
            <text:list-item>
              <text:p text:style-name="P56">Trade</text:p>
            </text:list-item>
            <text:list-item>
              <text:p text:style-name="P56">Reproduction</text:p>
            </text:list-item>
          </text:list>
          <text:p text:style-name="P56"/>
        </text:list-item>
        <text:list-item>
          <text:p text:style-name="P56">Poders:</text:p>
          <text:list>
            <text:list-item>
              <text:p text:style-name="P56">Mobility <text:span text:style-name="T30">(àrea)</text:span></text:p>
            </text:list-item>
            <text:list-item>
              <text:p text:style-name="P56">Influence <text:span text:style-name="T30">(global)</text:span></text:p>
            </text:list-item>
          </text:list>
          <text:p text:style-name="P56"/>
        </text:list-item>
        <text:list-item>
          <text:p text:style-name="P56">Goals:</text:p>
        </text:list-item>
      </text:list>
      <text:list xml:id="list7877487654986443847" text:style-name="L39">
        <text:list-item>
          <text:list>
            <text:list-item>
              <text:p text:style-name="P57">Resources <text:span text:style-name="T33">(fusta)</text:span></text:p>
            </text:list-item>
            <text:list-item>
              <text:p text:style-name="P57">Resources <text:span text:style-name="T33">(mineral)</text:span></text:p>
            </text:list-item>
          </text:list>
        </text:list-item>
      </text:list>
      <text:list xml:id="list182238208976586" text:continue-list="list6893907398334540873" text:style-name="L38">
        <text:list-item>
          <text:p text:style-name="P56"/>
        </text:list-item>
        <text:list-item>
          <text:p text:style-name="P56">Achievements: →<text:span text:style-name="T41"> trade</text:span></text:p>
        </text:list-item>
      </text:list>
      <text:list xml:id="list2821159859078434063" text:style-name="L40">
        <text:list-item>
          <text:list>
            <text:list-item>
              <text:p text:style-name="P147">?? : Success -&gt; Dibuix</text:p>
            </text:list-item>
            <text:list-item>
              <text:p text:style-name="P148"><text:span text:style-name="T19">Perfection 13</text:span> : Perfect -&gt; ??</text:p>
            </text:list-item>
            <text:list-item>
              <text:p text:style-name="P151">eps left → ?</text:p>
            </text:list-item>
          </text:list>
        </text:list-item>
      </text:list>
      <text:list xml:id="list182238852886428" text:continue-list="list182238208976586" text:style-name="L38">
        <text:list-header>
          <text:p text:style-name="P56"/>
        </text:list-header>
        <text:list-item>
          <text:p text:style-name="P56">Story:</text:p>
          <text:list>
            <text:list-item>
              <text:p text:style-name="P113">Dibu: <text:span text:style-name="T46">Escena de comerç</text:span></text:p>
            </text:list-item>
            <text:list-item>
              <text:p text:style-name="P56">Contingut: </text:p>
            </text:list-item>
            <text:list-item>
              <text:p text:style-name="P56">Text: "<text:span text:style-name="T50">We can trade minerals for anything</text:span>"</text:p>
            </text:list-item>
          </text:list>
        </text:list-item>
      </text:list>
      <text:p text:style-name="P3"/>
      <text:p text:style-name="P6"><text:span text:style-name="T2">1</text:span><text:span text:style-name="T3">4 – </text:span><text:span text:style-name="T4">Resources + Influence </text:span><text:span text:style-name="T2">+ Warfare</text:span></text:p>
      <text:p text:style-name="P3"/>
      <text:list xml:id="list3302544126745060827" text:style-name="L41">
        <text:list-item>
          <text:p text:style-name="P88">Aconseguir un recurs tot i tenir exploitation per influència o ara bé per aniquilació dels competidors.</text:p>
          <text:p text:style-name="P58"/>
        </text:list-item>
        <text:list-item>
          <text:p text:style-name="P58">Atributs:</text:p>
          <text:list>
            <text:list-item>
              <text:p text:style-name="P89">Mobility</text:p>
            </text:list-item>
            <text:list-item>
              <text:p text:style-name="P58">Warfare</text:p>
            </text:list-item>
            <text:list-item>
              <text:p text:style-name="P90">Influència</text:p>
            </text:list-item>
          </text:list>
          <text:p text:style-name="P58"/>
        </text:list-item>
        <text:list-item>
          <text:p text:style-name="P58">Poders:</text:p>
          <text:list>
            <text:list-item>
              <text:p text:style-name="P91">Mobilitat (àrea)</text:p>
            </text:list-item>
            <text:list-item>
              <text:p text:style-name="P90">Reproduction (global)</text:p>
            </text:list-item>
          </text:list>
          <text:p text:style-name="P58"/>
        </text:list-item>
        <text:list-item>
          <text:p text:style-name="P58">Goals:</text:p>
        </text:list-item>
      </text:list>
      <text:list xml:id="list6179939790404022660" text:style-name="L42">
        <text:list-item>
          <text:list>
            <text:list-item>
              <text:p text:style-name="P59">Resources <text:span text:style-name="T34">(mineral)</text:span></text:p>
            </text:list-item>
            <text:list-item>
              <text:p text:style-name="P60">Dispersal</text:p>
            </text:list-item>
          </text:list>
        </text:list-item>
      </text:list>
      <text:list xml:id="list182237805093078" text:continue-list="list3302544126745060827" text:style-name="L41">
        <text:list-header>
          <text:p text:style-name="P58"/>
        </text:list-header>
        <text:list-item>
          <text:p text:style-name="P58">Achievements:</text:p>
        </text:list-item>
      </text:list>
      <text:list xml:id="list8590040348550927317" text:style-name="L43">
        <text:list-item>
          <text:list>
            <text:list-item>
              <text:p text:style-name="P143">?? : Success -&gt; Dibuix</text:p>
            </text:list-item>
            <text:list-item>
              <text:p text:style-name="P144"><text:span text:style-name="T19">Perfection 14</text:span> : Perfect -&gt; ??</text:p>
            </text:list-item>
            <text:list-item>
              <text:p text:style-name="P149">No Boosts → ??</text:p>
            </text:list-item>
          </text:list>
        </text:list-item>
      </text:list>
      <text:list xml:id="list182238868032439" text:continue-list="list182237805093078" text:style-name="L41">
        <text:list-header>
          <text:p text:style-name="P58"/>
        </text:list-header>
        <text:list-item>
          <text:p text:style-name="P58">Story:</text:p>
          <text:list>
            <text:list-item>
              <text:p text:style-name="P114">Dibu: Escena d<text:span text:style-name="T50">'enterrament</text:span></text:p>
            </text:list-item>
            <text:list-item>
              <text:p text:style-name="P58">Contingut: </text:p>
            </text:list-item>
            <text:list-item>
              <text:p text:style-name="P58">Text: "<text:span text:style-name="T50">Let our souls be with the Guides</text:span>"</text:p>
            </text:list-item>
          </text:list>
        </text:list-item>
      </text:list>
      <text:p text:style-name="P5">1<text:span text:style-name="T1">5 – Exploitation + Trade</text:span></text:p>
      <text:p text:style-name="P3"/>
      <text:list xml:id="list1549839778049023059" text:style-name="L44">
        <text:list-item>
          <text:p text:style-name="P61">Agafar fusta i canviar-lo per metalls a on hi ha una altra població mitjançant trade</text:p>
          <text:p text:style-name="P61"/>
        </text:list-item>
        <text:list-item>
          <text:p text:style-name="P61">Atributs: </text:p>
          <text:list>
            <text:list-item>
              <text:p text:style-name="P61">Trade</text:p>
            </text:list-item>
            <text:list-item>
              <text:p text:style-name="P92">Exploitation</text:p>
            </text:list-item>
            <text:list-item>
              <text:p text:style-name="P93">Technology</text:p>
            </text:list-item>
          </text:list>
          <text:p text:style-name="P61"/>
        </text:list-item>
        <text:list-item>
          <text:p text:style-name="P61">Poders:</text:p>
          <text:list>
            <text:list-item>
              <text:p text:style-name="P94">Mobility (àrea)</text:p>
            </text:list-item>
            <text:list-item>
              <text:p text:style-name="P95">Reproduction (global)</text:p>
            </text:list-item>
          </text:list>
        </text:list-item>
      </text:list>
      <text:h text:style-name="Heading_20_4" text:outline-level="4"/>
      <text:list xml:id="list182238596292072" text:continue-numbering="true" text:style-name="L44">
        <text:list-item>
          <text:p text:style-name="P61">Goals:</text:p>
        </text:list-item>
      </text:list>
      <text:list xml:id="list4728346449938805395" text:style-name="L45">
        <text:list-item>
          <text:list>
            <text:list-item>
              <text:p text:style-name="P62">Resources <text:span text:style-name="T34">(wood)</text:span></text:p>
            </text:list-item>
            <text:list-item>
              <text:p text:style-name="P63">Resources <text:s/><text:span text:style-name="T34">(mineral)</text:span></text:p>
            </text:list-item>
          </text:list>
        </text:list-item>
      </text:list>
      <text:list xml:id="list182239618479001" text:continue-list="list182238596292072" text:style-name="L44">
        <text:list-header>
          <text:p text:style-name="P61"/>
        </text:list-header>
        <text:list-item>
          <text:p text:style-name="P61">Achievements:</text:p>
        </text:list-item>
      </text:list>
      <text:list xml:id="list6998797876124029978" text:style-name="L46">
        <text:list-item>
          <text:list>
            <text:list-item>
              <text:p text:style-name="P145">?? : Success -&gt; Dibuix</text:p>
            </text:list-item>
            <text:list-item>
              <text:p text:style-name="P146"><text:span text:style-name="T19">Perfection 15</text:span> : Perfect -&gt; ??</text:p>
            </text:list-item>
            <text:list-item>
              <text:p text:style-name="P150">Discovery: Reach north of map → ??</text:p>
            </text:list-item>
          </text:list>
        </text:list-item>
      </text:list>
      <text:list xml:id="list182238453795081" text:continue-list="list182239618479001" text:style-name="L44">
        <text:list-header>
          <text:p text:style-name="P61"/>
        </text:list-header>
        <text:list-item>
          <text:p text:style-name="P61">Story:</text:p>
          <text:list>
            <text:list-item>
              <text:p text:style-name="P115">Dibu: <text:span text:style-name="T50">Escena de pesca</text:span></text:p>
            </text:list-item>
            <text:list-item>
              <text:p text:style-name="P61">Contingut: </text:p>
            </text:list-item>
            <text:list-item>
              <text:p text:style-name="P61">Text: "<text:span text:style-name="T50">This entire world is our home.</text:span>"</text:p>
            </text:list-item>
          </text:list>
        </text:list-item>
      </text:list>
      <text:p text:style-name="P3"/>
      <text:p text:style-name="P5">16 - Terraforming</text:p>
      <text:p text:style-name="P3"/>
      <text:list xml:id="list6527622517461035245" text:style-name="L47">
        <text:list-item>
          <text:p text:style-name="P64">Transformar una zona àrida en una de ben cultivada</text:p>
          <text:p text:style-name="P64"/>
        </text:list-item>
        <text:list-item>
          <text:p text:style-name="P64">Atributs:</text:p>
          <text:list>
            <text:list-item>
              <text:p text:style-name="P64">Terraforming</text:p>
            </text:list-item>
            <text:list-item>
              <text:p text:style-name="P64">Technology</text:p>
            </text:list-item>
            <text:list-item>
              <text:p text:style-name="P64">Mobility</text:p>
            </text:list-item>
          </text:list>
          <text:p text:style-name="P64"/>
        </text:list-item>
        <text:list-item>
          <text:p text:style-name="P64">Poders:</text:p>
          <text:list>
            <text:list-item>
              <text:p text:style-name="P64">Reproduction <text:span text:style-name="T30">(global)</text:span></text:p>
            </text:list-item>
            <text:list-item>
              <text:p text:style-name="P64">Resistance <text:span text:style-name="T30">(àrea)</text:span></text:p>
            </text:list-item>
          </text:list>
          <text:p text:style-name="P64"/>
        </text:list-item>
        <text:list-item>
          <text:p text:style-name="P64">Goals:</text:p>
        </text:list-item>
      </text:list>
      <text:list xml:id="list7163087358337119712" text:style-name="L48">
        <text:list-item>
          <text:list>
            <text:list-item>
              <text:p text:style-name="P65">Dispersal</text:p>
            </text:list-item>
            <text:list-item>
              <text:p text:style-name="P65">Population</text:p>
            </text:list-item>
          </text:list>
        </text:list-item>
      </text:list>
      <text:list xml:id="list182238869996294" text:continue-list="list6527622517461035245" text:style-name="L47">
        <text:list-header>
          <text:p text:style-name="P64"/>
        </text:list-header>
        <text:list-item>
          <text:p text:style-name="P64">Achievements:</text:p>
        </text:list-item>
      </text:list>
      <text:list xml:id="list5126955778307712550" text:style-name="L49">
        <text:list-item>
          <text:list>
            <text:list-item>
              <text:p text:style-name="P125"><text:span text:style-name="T56">First Farmers → Explicar Neolithic</text:span></text:p>
            </text:list-item>
            <text:list-item>
              <text:p text:style-name="P130">Times are changing → <text:span text:style-name="T69">Orkney</text:span></text:p>
            </text:list-item>
            <text:list-item>
              <text:p text:style-name="P129">Klaatu Barada Nikto : <text:span text:style-name="T56">No Boosts → about:robots</text:span></text:p>
            </text:list-item>
          </text:list>
        </text:list-item>
      </text:list>
      <text:list xml:id="list182239603087060" text:continue-list="list182238869996294" text:style-name="L47">
        <text:list-header>
          <text:p text:style-name="P64"/>
        </text:list-header>
        <text:list-item>
          <text:p text:style-name="P64">Story:</text:p>
          <text:list>
            <text:list-item>
              <text:p text:style-name="P116">Dibu: Escena d<text:span text:style-name="T46">'agricultura</text:span></text:p>
            </text:list-item>
            <text:list-item>
              <text:p text:style-name="P64">Contingut: </text:p>
            </text:list-item>
            <text:list-item>
              <text:p text:style-name="P64">Text: "<text:span text:style-name="T49">We will make a better home for our offspring.</text:span>"</text:p>
            </text:list-item>
          </text:list>
        </text:list-item>
      </text:list>
      <text:p text:style-name="P3"/>
      <text:p text:style-name="P3"/>
      <text:p text:style-name="P5">17 - Terraforming + Exploitation</text:p>
      <text:p text:style-name="P3"/>
      <text:list xml:id="list8580403933747682158" text:style-name="L50">
        <text:list-item>
          <text:p text:style-name="P66">Expandir una població mitjançant terraforming mentre es recolecta un recurs (cal evitar sobreexplotació)</text:p>
          <text:p text:style-name="P66"/>
        </text:list-item>
        <text:list-item>
          <text:p text:style-name="P66">Atributs:</text:p>
          <text:list>
            <text:list-item>
              <text:p text:style-name="P66">Terraform</text:p>
            </text:list-item>
            <text:list-item>
              <text:p text:style-name="P66">Exploitation</text:p>
            </text:list-item>
            <text:list-item>
              <text:p text:style-name="P96">Resistance</text:p>
            </text:list-item>
          </text:list>
          <text:p text:style-name="P66"/>
        </text:list-item>
        <text:list-item>
          <text:p text:style-name="P66">Poders:</text:p>
          <text:list>
            <text:list-item>
              <text:p text:style-name="P66"><text:span text:style-name="T36">Reproduction</text:span> <text:span text:style-name="T30">(global)</text:span></text:p>
            </text:list-item>
            <text:list-item>
              <text:p text:style-name="P66"><text:span text:style-name="T35">Mobility</text:span> <text:span text:style-name="T30">(àrea)</text:span></text:p>
            </text:list-item>
          </text:list>
          <text:p text:style-name="P66"/>
        </text:list-item>
        <text:list-item>
          <text:p text:style-name="P66">Goals:</text:p>
        </text:list-item>
      </text:list>
      <text:list xml:id="list6329635274325484499" text:style-name="L51">
        <text:list-item>
          <text:list>
            <text:list-item>
              <text:p text:style-name="P68">Population</text:p>
            </text:list-item>
            <text:list-item>
              <text:p text:style-name="P68">Dispersal</text:p>
            </text:list-item>
            <text:list-item>
              <text:p text:style-name="P68">Resources</text:p>
            </text:list-item>
          </text:list>
        </text:list-item>
      </text:list>
      <text:list xml:id="list182238659596397" text:continue-list="list8580403933747682158" text:style-name="L50">
        <text:list-header>
          <text:p text:style-name="P66"/>
        </text:list-header>
        <text:list-item>
          <text:p text:style-name="P66">Achievements:</text:p>
        </text:list-item>
      </text:list>
      <text:list xml:id="list4353638805319616165" text:style-name="L52">
        <text:list-item>
          <text:list>
            <text:list-item>
              <text:p text:style-name="P127"><text:span text:style-name="T56">I, Robot</text:span> -&gt; 3 laws of robotics</text:p>
            </text:list-item>
            <text:list-item>
              <text:p text:style-name="P122"><text:span text:style-name="T56">Hard work </text:span>-<text:span text:style-name="T20">&gt; img miners de sulfur a java</text:span></text:p>
            </text:list-item>
            <text:list-item>
              <text:p text:style-name="P69"><text:span text:style-name="T19">Unintelligent design: EvPoints left </text:span>-&gt; <text:span text:style-name="T19">Intelligent Design</text:span></text:p>
            </text:list-item>
          </text:list>
        </text:list-item>
      </text:list>
      <text:list xml:id="list182239456762604" text:continue-list="list182238659596397" text:style-name="L50">
        <text:list-header>
          <text:p text:style-name="P66"/>
        </text:list-header>
        <text:list-item>
          <text:p text:style-name="P66">Story:</text:p>
          <text:list>
            <text:list-item>
              <text:p text:style-name="P67">Dibu: <text:span text:style-name="T48">Ramats</text:span></text:p>
            </text:list-item>
            <text:list-item>
              <text:p text:style-name="P66">Contingut: </text:p>
            </text:list-item>
            <text:list-item>
              <text:p text:style-name="P66">Text: "<text:span text:style-name="T48">The Zho'll are the masters of this world. We control its plants and its animals.</text:span>"</text:p>
            </text:list-item>
          </text:list>
        </text:list-item>
      </text:list>
      <text:p text:style-name="P3"/>
      <text:p text:style-name="P5">18 - Terraforming + Exploitation + War</text:p>
      <text:p text:style-name="P3"/>
      <text:list xml:id="list6653659160181984733" text:style-name="L53">
        <text:list-item>
          <text:p text:style-name="P70">Expandir una població mitjançant terraforming mentre es competeix per un recurs amb una altra cultura</text:p>
          <text:p text:style-name="P70"/>
        </text:list-item>
        <text:list-item>
          <text:p text:style-name="P70">Atributs:</text:p>
          <text:list>
            <text:list-item>
              <text:p text:style-name="P97">Technology</text:p>
            </text:list-item>
            <text:list-item>
              <text:p text:style-name="P98">Reproduction</text:p>
            </text:list-item>
            <text:list-item>
              <text:p text:style-name="P70">Trade</text:p>
            </text:list-item>
          </text:list>
          <text:p text:style-name="P70"/>
        </text:list-item>
        <text:list-item>
          <text:p text:style-name="P70">Poders:</text:p>
          <text:list>
            <text:list-item>
              <text:p text:style-name="P70">Warfare <text:span text:style-name="T30">(global)</text:span></text:p>
            </text:list-item>
            <text:list-item>
              <text:p text:style-name="P99"><text:span text:style-name="T37">Influence </text:span>(<text:span text:style-name="T37">global</text:span>)</text:p>
            </text:list-item>
          </text:list>
          <text:p text:style-name="P70"/>
        </text:list-item>
        <text:list-item>
          <text:p text:style-name="P70">Goals:</text:p>
        </text:list-item>
      </text:list>
      <text:list xml:id="list280380281899495073" text:style-name="L54">
        <text:list-item>
          <text:list>
            <text:list-item>
              <text:p text:style-name="P71">Population</text:p>
            </text:list-item>
            <text:list-item>
              <text:p text:style-name="P71">Resources</text:p>
            </text:list-item>
            <text:list-item>
              <text:p text:style-name="P71">Resources</text:p>
            </text:list-item>
          </text:list>
        </text:list-item>
      </text:list>
      <text:list xml:id="list182238778705176" text:continue-list="list6653659160181984733" text:style-name="L53">
        <text:list-header>
          <text:p text:style-name="P70"/>
        </text:list-header>
        <text:list-item>
          <text:p text:style-name="P70">Achievements:</text:p>
        </text:list-item>
      </text:list>
      <text:list xml:id="list3311851703402463434" text:style-name="L55">
        <text:list-item>
          <text:list>
            <text:list-item>
              <text:p text:style-name="P123"><text:span text:style-name="T55">An Inconvenient Truth</text:span> -&gt; <text:span text:style-name="T55">Algo de climate change, potser Al Gore</text:span></text:p>
            </text:list-item>
            <text:list-item>
              <text:p text:style-name="P123"><text:span text:style-name="T22">That's no moon -</text:span>&gt; <text:span text:style-name="T5">Imatge: arrivada a la lluna</text:span></text:p>
            </text:list-item>
            <text:list-item>
              <text:p text:style-name="P123"><text:span text:style-name="T55">Curiosity: R</text:span>each <text:span text:style-name="T55">western peninsula: Cita Marie Curie</text:span></text:p>
            </text:list-item>
          </text:list>
        </text:list-item>
      </text:list>
      <text:list xml:id="list182237902907302" text:continue-list="list182238778705176" text:style-name="L53">
        <text:list-header>
          <text:p text:style-name="P70"/>
        </text:list-header>
        <text:list-item>
          <text:p text:style-name="P70">Story:</text:p>
          <text:list>
            <text:list-item>
              <text:p text:style-name="P117">Dibu: <text:span text:style-name="T47">Ciutat al fons</text:span></text:p>
            </text:list-item>
            <text:list-item>
              <text:p text:style-name="P70">Contingut: </text:p>
            </text:list-item>
            <text:list-item>
              <text:p text:style-name="P70">Text: "<text:span text:style-name="T47">Why do the Guides punish us? We must leave our home again.</text:span>"</text:p>
            </text:list-item>
          </text:list>
        </text:list-item>
      </text:list>
      <text:p text:style-name="P5">19 - Terraforming + <text:span text:style-name="T31">Warfare</text:span></text:p>
      <text:p text:style-name="P3"/>
      <text:list xml:id="list7155641506780554704" text:style-name="L56">
        <text:list-item>
          <text:p text:style-name="P100">Aconseguir suficient població per destruïr l'altra població</text:p>
          <text:p text:style-name="P72"/>
        </text:list-item>
        <text:list-item>
          <text:p text:style-name="P72">Atributs:</text:p>
          <text:list>
            <text:list-item>
              <text:p text:style-name="P72">Terraform</text:p>
            </text:list-item>
            <text:list-item>
              <text:p text:style-name="P102">Technology</text:p>
            </text:list-item>
            <text:list-item>
              <text:p text:style-name="P100">Warfare</text:p>
            </text:list-item>
          </text:list>
          <text:p text:style-name="P72"/>
        </text:list-item>
        <text:list-item>
          <text:p text:style-name="P72">Poders:</text:p>
          <text:list>
            <text:list-item>
              <text:p text:style-name="P72"><text:span text:style-name="T31">Reproduction</text:span> <text:span text:style-name="T30">(global)</text:span></text:p>
            </text:list-item>
            <text:list-item>
              <text:p text:style-name="P72">Mobility <text:span text:style-name="T30">(àrea)</text:span></text:p>
            </text:list-item>
          </text:list>
          <text:p text:style-name="P72"/>
        </text:list-item>
        <text:list-item>
          <text:p text:style-name="P72">Goals:</text:p>
        </text:list-item>
      </text:list>
      <text:list xml:id="list1742976108570387705" text:style-name="L57">
        <text:list-item>
          <text:list>
            <text:list-item>
              <text:p text:style-name="P101">Population</text:p>
            </text:list-item>
            <text:list-item>
              <text:p text:style-name="P106">Dispersal</text:p>
            </text:list-item>
          </text:list>
        </text:list-item>
      </text:list>
      <text:list xml:id="list182238192845256" text:continue-list="list7155641506780554704" text:style-name="L56">
        <text:list-header>
          <text:p text:style-name="P72"/>
        </text:list-header>
        <text:list-item>
          <text:p text:style-name="P72">Achievements:</text:p>
        </text:list-item>
      </text:list>
      <text:list xml:id="list240267738101327616" text:style-name="L58">
        <text:list-item>
          <text:list>
            <text:list-item>
              <text:p text:style-name="P124"><text:span text:style-name="T55">Collapsing </text:span>-&gt; <text:span text:style-name="T55">Mayan collapse</text:span></text:p>
            </text:list-item>
            <text:list-item>
              <text:p text:style-name="P124"><text:span text:style-name="T55">Little Boy</text:span> -&gt; <text:span text:style-name="T55">Hiroshima and Nagasaki</text:span></text:p>
            </text:list-item>
            <text:list-item>
              <text:p text:style-name="P128">Fat Man: EvPoints left → Cold War</text:p>
            </text:list-item>
          </text:list>
        </text:list-item>
      </text:list>
      <text:list xml:id="list182239184407397" text:continue-list="list182238192845256" text:style-name="L56">
        <text:list-header>
          <text:p text:style-name="P72"/>
        </text:list-header>
        <text:list-item>
          <text:p text:style-name="P72">Story:</text:p>
          <text:list>
            <text:list-item>
              <text:p text:style-name="P118">Dibu: <text:span text:style-name="T31">Escena de guerra</text:span></text:p>
            </text:list-item>
            <text:list-item>
              <text:p text:style-name="P72">Contingut: <text:span text:style-name="T45">Col·lapse I conflicte</text:span></text:p>
            </text:list-item>
            <text:list-item>
              <text:p text:style-name="P72">Text: "<text:span text:style-name="T45">We don't want to be forgotten. This is our world!</text:span>"</text:p>
            </text:list-item>
          </text:list>
        </text:list-item>
      </text:list>
      <text:p text:style-name="P3"/>
      <text:p text:style-name="P5">20 – <text:span text:style-name="T32">Population + Dispersal</text:span></text:p>
      <text:p text:style-name="P3"/>
      <text:list xml:id="list7277503512994060525" text:style-name="L59">
        <text:list-item>
          <text:p text:style-name="P103">Tens 2 opcions: eliminar tota la població (donat per finalitzat l'experiment) o ara bé ajudar als bots que quedin a arribar a un oasi a on podran sobreviure i tornar a repoblar el planeta</text:p>
        </text:list-item>
        <text:list-item>
          <text:p text:style-name="P73">Atributs:</text:p>
          <text:list>
            <text:list-item>
              <text:p text:style-name="P107">Mobility</text:p>
            </text:list-item>
            <text:list-item>
              <text:p text:style-name="P103">Technology</text:p>
            </text:list-item>
            <text:list-item>
              <text:p text:style-name="P103">Resistance</text:p>
            </text:list-item>
          </text:list>
        </text:list-item>
        <text:list-item>
          <text:p text:style-name="P73">Poders:</text:p>
          <text:list>
            <text:list-item>
              <text:p text:style-name="P103">Reproduction <text:span text:style-name="T38">(global)</text:span></text:p>
            </text:list-item>
            <text:list-item>
              <text:p text:style-name="P108">Mobility (<text:span text:style-name="T39">àrea</text:span>)</text:p>
            </text:list-item>
          </text:list>
          <text:p text:style-name="P73"/>
        </text:list-item>
        <text:list-item>
          <text:p text:style-name="P74">Goals:</text:p>
          <text:list>
            <text:list-item>
              <text:p text:style-name="P103">Per eliminar la població:</text:p>
            </text:list-item>
          </text:list>
        </text:list-item>
      </text:list>
      <text:h text:style-name="Heading_20_5" text:outline-level="5">Population (a 0)</text:h>
      <text:list xml:id="list182237867683568" text:continue-numbering="true" text:style-name="L59">
        <text:list-item>
          <text:list>
            <text:list-item>
              <text:p text:style-name="P103">Per salvar la població:</text:p>
            </text:list-item>
          </text:list>
        </text:list-item>
      </text:list>
      <text:list xml:id="list6804828911647077248" text:style-name="L60">
        <text:list-item>
          <text:p text:style-name="P104">Dispersal</text:p>
        </text:list-item>
        <text:list-item>
          <text:p text:style-name="P105">Population</text:p>
        </text:list-item>
      </text:list>
      <text:p text:style-name="P3"/>
      <text:list xml:id="list182239637287872" text:continue-list="list182237867683568" text:style-name="L59">
        <text:list-item>
          <text:p text:style-name="P73">Achievements:</text:p>
        </text:list-item>
      </text:list>
      <text:list xml:id="list9059452940958863790" text:style-name="L61">
        <text:list-item>
          <text:p text:style-name="P131"><text:span text:style-name="T54">Life finds a way </text:span>-&gt; <text:span text:style-name="T55">Parc Juràssic</text:span></text:p>
        </text:list-item>
        <text:list-item>
          <text:p text:style-name="P132"><text:span text:style-name="T18">Humans go home!</text:span> →<text:span text:style-name="T54"> crónicas marcianas</text:span></text:p>
        </text:list-item>
        <text:list-item>
          <text:p text:style-name="P76"><text:span text:style-name="T17">Top gamer: No boosts</text:span><text:span text:style-name="T14">: -</text:span><text:span text:style-name="T15">&gt; </text:span><text:span text:style-name="T16">cita carl sagan</text:span></text:p>
        </text:list-item>
      </text:list>
      <text:list xml:id="list182237626535132" text:continue-list="list182239637287872" text:style-name="L59">
        <text:list-item>
          <text:p text:style-name="P73">Story:</text:p>
          <text:list>
            <text:list-item>
              <text:p text:style-name="P119">Dibu: Fi del culte als Guies, destrucció dels símbols mentre la nau marxa <text:span text:style-name="T42">(2 versions)</text:span></text:p>
            </text:list-item>
            <text:list-item>
              <text:p text:style-name="P75">Text: "<text:span text:style-name="T43">We don't need the Guides anymore. We are the </text:span>Zho'll."</text:p>
            </text:list-item>
            <text:list-item>
              <text:p text:style-name="P109">Text2: “Mission accomplishe<text:span text:style-name="T44">d. Let's go back home!”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buntu Light" svg:font-family="'Ubuntu Light'"/>
    <style:font-face style:name="Ubuntu Medium" svg:font-family="'Ubuntu Medium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Ubuntu Medium" fo:font-family="'Ubuntu Medium'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in" fo:margin-bottom="0.3in" fo:margin-left="0.3in" fo:margin-right="0.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Rubio-Campillo</meta:initial-creator>
    <meta:creation-date>2015-12-06T19:01:10.206798721</meta:creation-date>
    <dc:date>2016-01-12T18:22:37.397676470</dc:date>
    <dc:creator>Xavier Rubio-Campillo</dc:creator>
    <meta:editing-duration>P1DT11H30M49S</meta:editing-duration>
    <meta:editing-cycles>126</meta:editing-cycles>
    <meta:generator>LibreOffice/4.4.3.2$Linux_X86_64 LibreOffice_project/40m0$Build-2</meta:generator>
    <meta:printed-by>Xavier Rubio-Campillo</meta:printed-by>
    <meta:print-date>2015-12-07T18:32:05.882764170</meta:print-date>
    <meta:document-statistic meta:table-count="0" meta:image-count="0" meta:object-count="0" meta:page-count="20" meta:paragraph-count="495" meta:word-count="1832" meta:character-count="9238" meta:non-whitespace-character-count="8259"/>
  </office:meta>
</office:document-meta>
</file>